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06in" style:rel-column-width="16377*"/>
    </style:style>
    <style:style style:name="Table1.B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9in" style:rel-column-width="16392*"/>
    </style:style>
    <style:style style:name="Table1.1" style:family="table-row">
      <style:table-row-properties style:min-row-height="10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P1" style:family="paragraph" style:parent-style-name="Standard">
      <style:text-properties fo:font-size="10pt" officeooo:rsid="00191fed" officeooo:paragraph-rsid="00191fed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tyle="italic" style:text-underline-style="solid" style:text-underline-width="auto" style:text-underline-color="font-color" fo:font-weight="bold" officeooo:rsid="00191fed" officeooo:paragraph-rsid="00191fe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font-size="10pt" style:font-size-asian="8.75pt" style:font-size-complex="10pt"/>
    </style:style>
    <style:style style:name="P4" style:family="paragraph" style:parent-style-name="Table_20_Contents">
      <style:text-properties fo:font-size="10pt" officeooo:rsid="00191fed" officeooo:paragraph-rsid="00191fed" style:font-size-asian="8.75pt" style:font-size-complex="10pt"/>
    </style:style>
    <style:style style:name="P5" style:family="paragraph" style:parent-style-name="Table_20_Contents">
      <style:text-properties fo:font-size="10pt" officeooo:rsid="001afe0f" officeooo:paragraph-rsid="001afe0f" style:font-size-asian="8.75pt" style:font-size-complex="10pt"/>
    </style:style>
    <style:style style:name="P6" style:family="paragraph" style:parent-style-name="Table_20_Contents">
      <style:text-properties fo:font-size="10pt" officeooo:rsid="001cee6a" officeooo:paragraph-rsid="001cee6a" style:font-size-asian="8.75pt" style:font-size-complex="10pt"/>
    </style:style>
    <style:style style:name="P7" style:family="paragraph" style:parent-style-name="Table_20_Contents">
      <style:text-properties fo:font-size="10pt" officeooo:rsid="001e276a" officeooo:paragraph-rsid="001e276a" style:font-size-asian="8.75pt" style:font-size-complex="10pt"/>
    </style:style>
    <style:style style:name="P8" style:family="paragraph" style:parent-style-name="Table_20_Contents">
      <style:text-properties fo:font-size="10pt" officeooo:rsid="00201551" officeooo:paragraph-rsid="00201551" style:font-size-asian="8.75pt" style:font-size-complex="10pt"/>
    </style:style>
    <style:style style:name="P9" style:family="paragraph" style:parent-style-name="Table_20_Contents">
      <style:text-properties fo:font-size="10pt" officeooo:rsid="0020c05c" officeooo:paragraph-rsid="0020c05c" style:font-size-asian="8.75pt" style:font-size-complex="10pt"/>
    </style:style>
    <style:style style:name="P10" style:family="paragraph" style:parent-style-name="Table_20_Contents">
      <style:text-properties fo:font-size="10pt" officeooo:rsid="0020ef21" officeooo:paragraph-rsid="0020ef21" style:font-size-asian="8.75pt" style:font-size-complex="10pt"/>
    </style:style>
    <style:style style:name="P11" style:family="paragraph" style:parent-style-name="Table_20_Contents">
      <style:text-properties fo:font-size="10pt" fo:font-weight="bold" officeooo:rsid="00191fed" officeooo:paragraph-rsid="00191fed" style:font-size-asian="8.75pt" style:font-weight-asian="bold" style:font-size-complex="10pt" style:font-weight-complex="bold"/>
    </style:style>
    <style:style style:name="P12" style:family="paragraph" style:parent-style-name="Table_20_Contents">
      <style:text-properties fo:font-size="10pt" fo:font-weight="bold" officeooo:rsid="00191fed" officeooo:paragraph-rsid="0020c05c" style:font-size-asian="8.75pt" style:font-weight-asian="bold" style:font-size-complex="10pt" style:font-weight-complex="bold"/>
    </style:style>
    <style:style style:name="P13" style:family="paragraph" style:parent-style-name="Table_20_Contents">
      <style:text-properties fo:font-size="10pt" fo:font-weight="bold" officeooo:rsid="001afe0f" officeooo:paragraph-rsid="001afe0f" style:font-size-asian="8.75pt" style:font-weight-asian="bold" style:font-size-complex="10pt" style:font-weight-complex="bold"/>
    </style:style>
    <style:style style:name="P14" style:family="paragraph" style:parent-style-name="Table_20_Contents">
      <style:text-properties fo:font-size="10pt" fo:font-weight="bold" officeooo:rsid="001e276a" officeooo:paragraph-rsid="001e276a" style:font-size-asian="8.75pt" style:font-weight-asian="bold" style:font-size-complex="10pt" style:font-weight-complex="bold"/>
    </style:style>
    <style:style style:name="P15" style:family="paragraph" style:parent-style-name="Table_20_Contents">
      <style:text-properties fo:font-size="10pt" fo:font-weight="bold" officeooo:rsid="00201551" officeooo:paragraph-rsid="00201551" style:font-size-asian="8.75pt" style:font-weight-asian="bold" style:font-size-complex="10pt" style:font-weight-complex="bold"/>
    </style:style>
    <style:style style:name="P16" style:family="paragraph" style:parent-style-name="Table_20_Contents">
      <style:text-properties fo:font-size="10pt" fo:font-weight="bold" officeooo:rsid="0020c05c" officeooo:paragraph-rsid="0020c05c" style:font-size-asian="8.75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bold" officeooo:rsid="0020ef21" officeooo:paragraph-rsid="0020ef21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font-size="10pt" fo:font-weight="bold" officeooo:rsid="00244eaf" officeooo:paragraph-rsid="00244eaf" style:font-size-asian="8.75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fo:font-style="italic" fo:font-weight="bold" officeooo:rsid="0022c84e" officeooo:paragraph-rsid="0022c84e" style:font-size-asian="8.75pt" style:font-style-asian="italic" style:font-weight-asian="bold" style:font-size-complex="10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font-style="italic" fo:font-weight="bold" officeooo:rsid="00244eaf" officeooo:paragraph-rsid="00244eaf" style:font-size-asian="8.75pt" style:font-style-asian="italic" style:font-weight-asian="bold" style:font-size-complex="10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style="italic" fo:font-weight="bold" officeooo:rsid="00244eaf" officeooo:paragraph-rsid="00346db7" style:font-size-asian="8.75pt" style:font-style-asian="italic" style:font-weight-asian="bold" style:font-size-complex="10pt" style:font-style-complex="italic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0pt" fo:font-style="italic" fo:font-weight="bold" officeooo:rsid="00244eaf" officeooo:paragraph-rsid="0028df16" style:font-size-asian="8.75pt" style:font-style-asian="italic" style:font-weight-asian="bold" style:font-size-complex="10pt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style="italic" fo:font-weight="bold" officeooo:rsid="0020c05c" officeooo:paragraph-rsid="0020c05c" style:font-size-asian="8.75pt" style:font-style-asian="italic" style:font-weight-asian="bold" style:font-size-complex="10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font-style="italic" fo:font-weight="bold" officeooo:rsid="0020c05c" officeooo:paragraph-rsid="00244eaf" style:font-size-asian="8.75pt" style:font-style-asian="italic" style:font-weight-asian="bold" style:font-size-complex="10pt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font-style="italic" fo:font-weight="bold" officeooo:rsid="00493ef1" officeooo:paragraph-rsid="004a7dc3" style:font-size-asian="8.75pt" style:font-style-asian="italic" style:font-weight-asian="bold" style:font-size-complex="10pt" style:font-style-complex="italic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fo:font-style="italic" fo:font-weight="bold" officeooo:rsid="0056c88e" officeooo:paragraph-rsid="0056c88e" style:font-size-asian="8.75pt" style:font-style-asian="italic" style:font-weight-asian="bold" style:font-size-complex="10pt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fo:font-style="italic" fo:font-weight="bold" officeooo:rsid="0063d875" officeooo:paragraph-rsid="00616fca" style:font-size-asian="8.75pt" style:font-style-asian="italic" style:font-weight-asian="bold" style:font-size-complex="10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fo:font-style="italic" fo:font-weight="bold" officeooo:rsid="005498f7" officeooo:paragraph-rsid="005498f7" style:font-size-asian="8.75pt" style:font-style-asian="italic" style:font-weight-asian="bold" style:font-size-complex="10pt" style:font-style-complex="italic" style:font-weight-complex="bold"/>
    </style:style>
    <style:style style:name="P29" style:family="paragraph" style:parent-style-name="Table_20_Contents">
      <style:text-properties fo:font-size="10pt" fo:font-style="normal" fo:font-weight="bold" officeooo:rsid="0020c05c" officeooo:paragraph-rsid="00244eaf" style:font-size-asian="8.75pt" style:font-style-asian="normal" style:font-weight-asian="bold" style:font-size-complex="10pt" style:font-style-complex="normal" style:font-weight-complex="bold"/>
    </style:style>
    <style:style style:name="P30" style:family="paragraph" style:parent-style-name="Table_20_Contents">
      <style:text-properties fo:font-size="10pt" fo:font-style="normal" fo:font-weight="bold" officeooo:rsid="0020c05c" officeooo:paragraph-rsid="004f9dfb" style:font-size-asian="8.75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text-properties fo:font-size="10pt" fo:font-style="normal" fo:font-weight="bold" officeooo:rsid="0022c84e" officeooo:paragraph-rsid="0022c84e" style:font-size-asian="8.75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0pt" fo:font-style="normal" fo:font-weight="bold" officeooo:rsid="00244eaf" officeooo:paragraph-rsid="0028df16" style:font-size-asian="8.75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0pt" fo:font-style="normal" fo:font-weight="bold" officeooo:rsid="00244eaf" officeooo:paragraph-rsid="004a7dc3" style:font-size-asian="8.75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text-properties fo:font-size="10pt" fo:font-style="normal" fo:font-weight="bold" officeooo:rsid="0027b31b" officeooo:paragraph-rsid="0027b31b" style:font-size-asian="8.75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text-properties fo:font-size="10pt" fo:font-style="normal" fo:font-weight="bold" officeooo:rsid="002a453e" officeooo:paragraph-rsid="002a453e" style:font-size-asian="8.75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text-properties fo:font-size="10pt" fo:font-style="normal" fo:font-weight="bold" officeooo:rsid="0025f110" officeooo:paragraph-rsid="0025f110" style:font-size-asian="8.75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10pt" fo:font-style="normal" fo:font-weight="bold" officeooo:rsid="0044948b" officeooo:paragraph-rsid="004f9dfb" style:font-size-asian="8.75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size="10pt" fo:font-style="normal" fo:font-weight="bold" officeooo:rsid="004a7dc3" officeooo:paragraph-rsid="004a7dc3" style:font-size-asian="8.75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0pt" fo:font-style="normal" fo:font-weight="bold" officeooo:rsid="004c5fca" officeooo:paragraph-rsid="004c5fca" style:font-size-asian="8.75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0pt" fo:font-style="normal" fo:font-weight="bold" officeooo:rsid="004f3a04" officeooo:paragraph-rsid="004f3a04" style:font-size-asian="8.75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text-properties fo:font-size="10pt" fo:font-style="normal" fo:font-weight="bold" officeooo:rsid="005498f7" officeooo:paragraph-rsid="005498f7" style:font-size-asian="8.75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text-properties fo:font-size="10pt" fo:font-style="normal" fo:font-weight="bold" officeooo:rsid="0057097f" officeooo:paragraph-rsid="0057097f" style:font-size-asian="8.75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10pt" fo:font-style="normal" fo:font-weight="bold" officeooo:rsid="005fbee4" officeooo:paragraph-rsid="005fbee4" style:font-size-asian="8.75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text-properties fo:font-size="10pt" fo:font-style="normal" fo:font-weight="bold" officeooo:rsid="0056c88e" officeooo:paragraph-rsid="0056c88e" style:font-size-asian="8.75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text-properties fo:font-size="10pt" fo:font-style="normal" fo:font-weight="bold" officeooo:rsid="0056c88e" officeooo:paragraph-rsid="00665396" style:font-size-asian="8.75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text-properties fo:font-size="10pt" fo:font-style="normal" fo:font-weight="bold" officeooo:rsid="0064917f" officeooo:paragraph-rsid="0064917f" style:font-size-asian="8.75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text-properties fo:font-size="10pt" fo:font-style="normal" fo:font-weight="bold" officeooo:rsid="00629985" officeooo:paragraph-rsid="00629985" style:font-size-asian="8.75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text-properties fo:font-size="10pt" fo:font-style="normal" fo:font-weight="bold" officeooo:rsid="0067d583" officeooo:paragraph-rsid="0067d583" style:font-size-asian="8.75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normal" fo:font-weight="bold" officeooo:rsid="0069f3c4" officeooo:paragraph-rsid="0069f3c4" style:font-size-asian="8.75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text-properties fo:font-size="10pt" fo:font-style="normal" fo:font-weight="bold" officeooo:rsid="0063d875" officeooo:paragraph-rsid="0063d875" style:font-size-asian="8.75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size="10pt" fo:font-style="normal" fo:font-weight="bold" officeooo:paragraph-rsid="004f9dfb" style:font-size-asian="8.75pt" style:font-size-complex="10pt"/>
    </style:style>
    <style:style style:name="P52" style:family="paragraph" style:parent-style-name="Table_20_Contents">
      <style:text-properties fo:font-size="10pt" fo:font-style="normal" fo:font-weight="normal" officeooo:rsid="0020c05c" officeooo:paragraph-rsid="0020c05c" style:font-size-asian="8.75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text-properties fo:font-size="10pt" fo:font-style="normal" fo:font-weight="normal" officeooo:rsid="0020c05c" officeooo:paragraph-rsid="00244eaf" style:font-size-asian="8.75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font-size="10pt" fo:font-style="normal" fo:font-weight="normal" officeooo:rsid="0020c05c" officeooo:paragraph-rsid="004f9dfb" style:font-size-asian="8.75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text-properties fo:font-size="10pt" fo:font-style="normal" fo:font-weight="normal" officeooo:rsid="0022c84e" officeooo:paragraph-rsid="0022c84e" style:font-size-asian="8.75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text-properties fo:font-size="10pt" fo:font-style="normal" fo:font-weight="normal" officeooo:rsid="0025f110" officeooo:paragraph-rsid="0025f110" style:font-size-asian="8.75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text-properties fo:font-size="10pt" fo:font-style="normal" fo:font-weight="normal" officeooo:rsid="0027b31b" officeooo:paragraph-rsid="0027b31b" style:font-size-asian="8.75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text-properties fo:font-size="10pt" fo:font-style="normal" fo:font-weight="normal" officeooo:rsid="002a453e" officeooo:paragraph-rsid="002a453e" style:font-size-asian="8.75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size="10pt" fo:font-style="normal" fo:font-weight="normal" officeooo:rsid="00463107" officeooo:paragraph-rsid="004f9dfb" style:font-size-asian="8.75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size="10pt" fo:font-style="normal" fo:font-weight="normal" officeooo:rsid="004a7dc3" officeooo:paragraph-rsid="004a7dc3" style:font-size-asian="8.75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size="10pt" fo:font-style="normal" fo:font-weight="normal" officeooo:rsid="004c5fca" officeooo:paragraph-rsid="004c5fca" style:font-size-asian="8.75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size="10pt" fo:font-style="normal" fo:font-weight="normal" officeooo:rsid="004f3a04" officeooo:paragraph-rsid="004f3a04" style:font-size-asian="8.75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text-properties fo:font-size="10pt" fo:font-style="normal" fo:font-weight="normal" officeooo:rsid="005498f7" officeooo:paragraph-rsid="005498f7" style:font-size-asian="8.75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text-properties fo:font-size="10pt" fo:font-style="normal" fo:font-weight="normal" officeooo:rsid="0056c88e" officeooo:paragraph-rsid="0056c88e" style:font-size-asian="8.75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font-size="10pt" fo:font-style="normal" fo:font-weight="normal" officeooo:rsid="0056c88e" officeooo:paragraph-rsid="00665396" style:font-size-asian="8.75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font-size="10pt" fo:font-style="normal" fo:font-weight="normal" officeooo:rsid="005fbee4" officeooo:paragraph-rsid="005fbee4" style:font-size-asian="8.75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fo:font-size="10pt" fo:font-style="normal" fo:font-weight="normal" officeooo:rsid="00616fca" officeooo:paragraph-rsid="00616fca" style:font-size-asian="8.75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text-properties fo:font-size="10pt" fo:font-style="normal" fo:font-weight="normal" officeooo:rsid="00629985" officeooo:paragraph-rsid="00629985" style:font-size-asian="8.75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text-properties fo:font-size="10pt" fo:font-style="normal" fo:font-weight="normal" officeooo:rsid="0063d875" officeooo:paragraph-rsid="0063d875" style:font-size-asian="8.75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text-properties fo:font-size="10pt" fo:font-style="normal" fo:font-weight="normal" officeooo:rsid="0064917f" officeooo:paragraph-rsid="0064917f" style:font-size-asian="8.75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text-properties fo:font-size="10pt" fo:font-style="normal" fo:font-weight="normal" officeooo:rsid="0067d583" officeooo:paragraph-rsid="0067d583" style:font-size-asian="8.75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text-properties fo:font-weight="bold" officeooo:paragraph-rsid="0063d875" style:font-weight-asian="bold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officeooo:paragraph-rsid="004f9dfb"/>
    </style:style>
    <style:style style:name="P74" style:family="paragraph" style:parent-style-name="Table_20_Contents">
      <style:paragraph-properties fo:text-align="start" style:justify-single-word="false"/>
      <style:text-properties officeooo:paragraph-rsid="005fbee4"/>
    </style:style>
    <style:style style:name="P75" style:family="paragraph" style:parent-style-name="Preformatted_20_Text">
      <style:paragraph-properties fo:text-align="start" style:justify-single-word="false"/>
      <style:text-properties fo:font-size="10pt" fo:font-style="normal" fo:font-weight="normal" officeooo:rsid="00463107" officeooo:paragraph-rsid="004f9dfb" style:font-size-asian="8.75pt" style:font-style-asian="normal" style:font-weight-asian="normal" style:font-size-complex="10pt" style:font-style-complex="normal" style:font-weight-complex="normal"/>
    </style:style>
    <style:style style:name="P76" style:family="paragraph" style:parent-style-name="Header">
      <style:text-properties fo:font-size="8pt" officeooo:rsid="00bfbb84" officeooo:paragraph-rsid="00bfbb84" style:font-size-asian="8pt" style:font-size-complex="8pt"/>
    </style:style>
    <style:style style:name="P77" style:family="paragraph" style:parent-style-name="Standard">
      <style:paragraph-properties fo:text-align="start" style:justify-single-word="false"/>
      <style:text-properties fo:font-size="10pt" fo:font-style="normal" fo:font-weight="bold" officeooo:rsid="0084d968" officeooo:paragraph-rsid="00863c87" style:font-size-asian="8.75pt" style:font-style-asian="normal" style:font-weight-asian="bold" style:font-size-complex="10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0pt" fo:font-style="normal" fo:font-weight="bold" officeooo:rsid="00b576cd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font-size="10pt" fo:font-style="italic" fo:font-weight="normal" officeooo:rsid="007a4ad0" officeooo:paragraph-rsid="007a4ad0" style:font-size-asian="8.75pt" style:font-style-asian="italic" style:font-weight-asian="normal" style:font-size-complex="10pt" style:font-style-complex="italic" style:font-weight-complex="normal"/>
    </style:style>
    <style:style style:name="P80" style:family="paragraph" style:parent-style-name="Table_20_Contents">
      <style:text-properties fo:font-size="10pt" fo:font-style="italic" fo:font-weight="normal" officeooo:rsid="0035b07c" officeooo:paragraph-rsid="004f9dfb" style:font-size-asian="8.75pt" style:font-style-asian="italic" style:font-weight-asian="normal" style:font-size-complex="10pt" style:font-style-complex="italic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font-size="10pt" fo:font-style="italic" fo:font-weight="normal" officeooo:rsid="00760bd4" officeooo:paragraph-rsid="007a4ad0" style:font-size-asian="8.75pt" style:font-style-asian="italic" style:font-weight-asian="normal" style:font-size-complex="10pt" style:font-style-complex="italic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fo:font-size="10pt" fo:font-style="italic" fo:font-weight="normal" officeooo:rsid="007bac9c" officeooo:paragraph-rsid="007bac9c" style:font-size-asian="8.75pt" style:font-style-asian="italic" style:font-weight-asian="normal" style:font-size-complex="10pt" style:font-style-complex="italic" style:font-weight-complex="normal"/>
    </style:style>
    <style:style style:name="P83" style:family="paragraph" style:parent-style-name="Table_20_Contents">
      <style:text-properties fo:font-size="10pt" fo:font-style="italic" fo:font-weight="normal" officeooo:rsid="0074c8d0" officeooo:paragraph-rsid="0074c8d0" style:font-size-asian="8.75pt" style:font-style-asian="italic" style:font-weight-asian="normal" style:font-size-complex="10pt" style:font-style-complex="italic" style:font-weight-complex="normal"/>
    </style:style>
    <style:style style:name="P84" style:family="paragraph" style:parent-style-name="Table_20_Contents">
      <style:text-properties fo:font-size="10pt" fo:font-style="italic" fo:font-weight="normal" officeooo:rsid="008c3df6" officeooo:paragraph-rsid="008c3df6" style:font-size-asian="8.75pt" style:font-style-asian="italic" style:font-weight-asian="normal" style:font-size-complex="10pt" style:font-style-complex="italic" style:font-weight-complex="normal"/>
    </style:style>
    <style:style style:name="P85" style:family="paragraph" style:parent-style-name="Table_20_Contents">
      <style:text-properties fo:font-size="10pt" fo:font-style="italic" fo:font-weight="normal" officeooo:rsid="008d16bf" officeooo:paragraph-rsid="008d16bf" style:font-size-asian="8.75pt" style:font-style-asian="italic" style:font-weight-asian="normal" style:font-size-complex="10pt" style:font-style-complex="italic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fo:font-size="10pt" fo:font-style="italic" fo:font-weight="normal" officeooo:rsid="00b576cd" officeooo:paragraph-rsid="00b576cd" style:font-size-asian="8.75pt" style:font-style-asian="italic" style:font-weight-asian="normal" style:font-size-complex="10pt" style:font-style-complex="italic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fo:font-size="10pt" fo:font-style="italic" fo:font-weight="normal" officeooo:rsid="00b576cd" officeooo:paragraph-rsid="00bf7a1a" style:font-size-asian="8.75pt" style:font-style-asian="italic" style:font-weight-asian="normal" style:font-size-complex="10pt" style:font-style-complex="italic" style:font-weight-complex="normal"/>
    </style:style>
    <style:style style:name="P88" style:family="paragraph" style:parent-style-name="Table_20_Contents">
      <style:text-properties fo:font-size="10pt" fo:font-style="italic" fo:font-weight="normal" officeooo:rsid="00bc4977" officeooo:paragraph-rsid="00bc4977" style:font-size-asian="8.75pt" style:font-style-asian="italic" style:font-weight-asian="normal" style:font-size-complex="10pt" style:font-style-complex="italic" style:font-weight-complex="normal"/>
    </style:style>
    <style:style style:name="P89" style:family="paragraph" style:parent-style-name="Table_20_Contents">
      <style:text-properties fo:font-size="10pt" fo:font-style="italic" fo:font-weight="normal" officeooo:rsid="00bc4977" officeooo:paragraph-rsid="00bf7a1a" style:font-size-asian="8.75pt" style:font-style-asian="italic" style:font-weight-asian="normal" style:font-size-complex="10pt" style:font-style-complex="italic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font-size="10pt" fo:font-style="italic" fo:font-weight="normal" officeooo:rsid="00b8ba5a" officeooo:paragraph-rsid="00bf7a1a" style:font-size-asian="8.75pt" style:font-style-asian="italic" style:font-weight-asian="normal" style:font-size-complex="10pt" style:font-style-complex="italic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fo:font-size="10pt" fo:font-style="italic" fo:font-weight="bold" officeooo:rsid="0083297c" officeooo:paragraph-rsid="0083297c" style:font-size-asian="8.75pt" style:font-style-asian="italic" style:font-weight-asian="bold" style:font-size-complex="10pt" style:font-style-complex="italic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size="10pt" fo:font-style="italic" fo:font-weight="bold" officeooo:rsid="00760bd4" officeooo:paragraph-rsid="00760bd4" style:font-size-asian="8.75pt" style:font-style-asian="italic" style:font-weight-asian="bold" style:font-size-complex="10pt" style:font-style-complex="italic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10pt" fo:font-style="italic" fo:font-weight="bold" officeooo:rsid="00710159" officeooo:paragraph-rsid="0074c8d0" style:font-size-asian="8.75pt" style:font-style-asian="italic" style:font-weight-asian="bold" style:font-size-complex="10pt" style:font-style-complex="italic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10pt" fo:font-style="italic" fo:font-weight="bold" officeooo:rsid="002c2f47" officeooo:paragraph-rsid="0058fad3" style:font-size-asian="8.75pt" style:font-style-asian="italic" style:font-weight-asian="bold" style:font-size-complex="10pt" style:font-style-complex="italic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fo:font-size="10pt" fo:font-style="italic" fo:font-weight="bold" officeooo:rsid="00244eaf" officeooo:paragraph-rsid="00313058" style:font-size-asian="8.75pt" style:font-style-asian="italic" style:font-weight-asian="bold" style:font-size-complex="10pt" style:font-style-complex="italic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10pt" fo:font-style="italic" fo:font-weight="bold" officeooo:rsid="0035b07c" officeooo:paragraph-rsid="0035b07c" style:font-size-asian="8.75pt" style:font-style-asian="italic" style:font-weight-asian="bold" style:font-size-complex="10pt" style:font-style-complex="italic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size="10pt" fo:font-style="italic" fo:font-weight="bold" officeooo:rsid="00911f68" officeooo:paragraph-rsid="00911f68" style:font-size-asian="8.75pt" style:font-style-asian="italic" style:font-weight-asian="bold" style:font-size-complex="10pt" style:font-style-complex="italic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size="10pt" fo:font-style="italic" fo:font-weight="bold" officeooo:rsid="00921946" officeooo:paragraph-rsid="00921946" style:font-size-asian="8.75pt" style:font-style-asian="italic" style:font-weight-asian="bold" style:font-size-complex="10pt" style:font-style-complex="italic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ize="10pt" fo:font-style="italic" fo:font-weight="bold" officeooo:rsid="00aa168d" officeooo:paragraph-rsid="00aa168d" style:font-size-asian="8.75pt" style:font-style-asian="italic" style:font-weight-asian="bold" style:font-size-complex="10pt" style:font-style-complex="italic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size="10pt" fo:font-style="italic" fo:font-weight="bold" officeooo:rsid="00b24278" officeooo:paragraph-rsid="00b24278" style:font-size-asian="8.75pt" style:font-style-asian="italic" style:font-weight-asian="bold" style:font-size-complex="10pt" style:font-style-complex="italic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size="10pt" fo:font-style="italic" fo:font-weight="bold" officeooo:rsid="003e80af" officeooo:paragraph-rsid="003e80af" style:font-size-asian="8.75pt" style:font-style-asian="italic" style:font-weight-asian="bold" style:font-size-complex="10pt" style:font-style-complex="italic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font-size="10pt" fo:font-style="normal" fo:font-weight="normal" officeooo:rsid="0083297c" officeooo:paragraph-rsid="0083297c" style:font-size-asian="8.75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text-properties fo:font-size="10pt" fo:font-style="normal" fo:font-weight="normal" officeooo:rsid="00760bd4" officeooo:paragraph-rsid="00760bd4" style:font-size-asian="8.75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fo:font-size="10pt" fo:font-style="normal" fo:font-weight="normal" officeooo:rsid="00760bd4" officeooo:paragraph-rsid="007a4ad0" style:font-size-asian="8.75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fo:font-size="10pt" fo:font-style="normal" fo:font-weight="normal" officeooo:rsid="00760bd4" officeooo:paragraph-rsid="00bf7a1a" style:font-size-asian="8.75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fo:font-size="10pt" fo:font-style="normal" fo:font-weight="normal" officeooo:rsid="00835fe3" officeooo:paragraph-rsid="00835fe3" style:font-size-asian="8.75pt" style:font-style-asian="normal" style:font-weight-asian="normal" style:font-size-complex="10pt" style:font-style-complex="normal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fo:font-size="10pt" fo:font-style="normal" fo:font-weight="normal" officeooo:rsid="00835fe3" officeooo:paragraph-rsid="00bf7a1a" style:font-size-asian="8.75pt" style:font-style-asian="normal" style:font-weight-asian="normal" style:font-size-complex="10pt" style:font-style-complex="normal" style:font-weight-complex="normal"/>
    </style:style>
    <style:style style:name="P108" style:family="paragraph" style:parent-style-name="Table_20_Contents">
      <style:text-properties fo:font-size="10pt" fo:font-style="normal" fo:font-weight="normal" officeooo:rsid="006bd6bb" officeooo:paragraph-rsid="006bd6bb" style:font-size-asian="8.75pt" style:font-style-asian="normal" style:font-weight-asian="normal" style:font-size-complex="10pt" style:font-style-complex="normal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fo:font-size="10pt" fo:font-style="normal" fo:font-weight="normal" officeooo:rsid="003e80af" officeooo:paragraph-rsid="003e80af" style:font-size-asian="8.75pt" style:font-style-asian="normal" style:font-weight-asian="normal" style:font-size-complex="10pt" style:font-style-complex="normal" style:font-weight-complex="normal"/>
    </style:style>
    <style:style style:name="P110" style:family="paragraph" style:parent-style-name="Table_20_Contents">
      <style:text-properties fo:font-size="10pt" fo:font-style="normal" fo:font-weight="normal" officeooo:rsid="0035b07c" officeooo:paragraph-rsid="004f9dfb" style:font-size-asian="8.75pt" style:font-style-asian="normal" style:font-weight-asian="normal" style:font-size-complex="10pt" style:font-style-complex="normal" style:font-weight-complex="normal"/>
    </style:style>
    <style:style style:name="P111" style:family="paragraph" style:parent-style-name="Table_20_Contents">
      <style:text-properties fo:font-size="10pt" fo:font-style="normal" fo:font-weight="normal" officeooo:rsid="0035b07c" officeooo:paragraph-rsid="003738b8" style:font-size-asian="8.75pt" style:font-style-asian="normal" style:font-weight-asian="normal" style:font-size-complex="10pt" style:font-style-complex="normal" style:font-weight-complex="normal"/>
    </style:style>
    <style:style style:name="P112" style:family="paragraph" style:parent-style-name="Table_20_Contents">
      <style:text-properties fo:font-size="10pt" fo:font-style="normal" fo:font-weight="normal" officeooo:rsid="0035b07c" officeooo:paragraph-rsid="0035b07c" style:font-size-asian="8.75pt" style:font-style-asian="normal" style:font-weight-asian="normal" style:font-size-complex="10pt" style:font-style-complex="normal" style:font-weight-complex="normal"/>
    </style:style>
    <style:style style:name="P113" style:family="paragraph" style:parent-style-name="Table_20_Contents">
      <style:text-properties fo:font-size="10pt" fo:font-style="normal" fo:font-weight="normal" officeooo:rsid="003738b8" officeooo:paragraph-rsid="003738b8" style:font-size-asian="8.75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fo:font-size="10pt" fo:font-style="normal" fo:font-weight="normal" officeooo:rsid="003f8eed" officeooo:paragraph-rsid="003f8eed" style:font-size-asian="8.75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text-align="start" style:justify-single-word="false"/>
      <style:text-properties fo:font-size="10pt" fo:font-style="normal" fo:font-weight="normal" officeooo:rsid="00463107" officeooo:paragraph-rsid="00463107" style:font-size-asian="8.75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text-align="start" style:justify-single-word="false"/>
      <style:text-properties fo:font-size="10pt" fo:font-style="normal" fo:font-weight="normal" officeooo:rsid="004a7dc3" officeooo:paragraph-rsid="00493ef1" style:font-size-asian="8.75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fo:font-size="10pt" fo:font-style="normal" fo:font-weight="normal" officeooo:rsid="0044948b" officeooo:paragraph-rsid="0044948b" style:font-size-asian="8.75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text-align="start" style:justify-single-word="false"/>
      <style:text-properties fo:font-size="10pt" fo:font-style="normal" fo:font-weight="normal" officeooo:rsid="00710159" officeooo:paragraph-rsid="00760bd4" style:font-size-asian="8.75pt" style:font-style-asian="normal" style:font-weight-asian="normal" style:font-size-complex="10pt" style:font-style-complex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font-size="10pt" fo:font-style="normal" fo:font-weight="normal" officeooo:rsid="00710159" officeooo:paragraph-rsid="0074c8d0" style:font-size-asian="8.75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>
      <style:text-properties fo:font-size="10pt" fo:font-style="normal" fo:font-weight="normal" officeooo:rsid="00710159" officeooo:paragraph-rsid="00710159" style:font-size-asian="8.75pt" style:font-style-asian="normal" style:font-weight-asian="normal" style:font-size-complex="10pt" style:font-style-complex="normal" style:font-weight-complex="normal"/>
    </style:style>
    <style:style style:name="P121" style:family="paragraph" style:parent-style-name="Table_20_Contents">
      <style:text-properties fo:font-size="10pt" fo:font-style="normal" fo:font-weight="normal" officeooo:rsid="00710159" officeooo:paragraph-rsid="0083297c" style:font-size-asian="8.75pt" style:font-style-asian="normal" style:font-weight-asian="normal" style:font-size-complex="10pt" style:font-style-complex="normal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fo:font-size="10pt" fo:font-style="normal" fo:font-weight="normal" officeooo:rsid="007a4ad0" officeooo:paragraph-rsid="007a4ad0" style:font-size-asian="8.75pt" style:font-style-asian="normal" style:font-weight-asian="normal" style:font-size-complex="10pt" style:font-style-complex="normal" style:font-weight-complex="normal"/>
    </style:style>
    <style:style style:name="P123" style:family="paragraph" style:parent-style-name="Table_20_Contents">
      <style:paragraph-properties fo:text-align="start" style:justify-single-word="false"/>
      <style:text-properties fo:font-size="10pt" fo:font-style="normal" fo:font-weight="normal" officeooo:rsid="007bac9c" officeooo:paragraph-rsid="007bac9c" style:font-size-asian="8.75pt" style:font-style-asian="normal" style:font-weight-asian="normal" style:font-size-complex="10pt" style:font-style-complex="normal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fo:font-size="10pt" fo:font-style="normal" fo:font-weight="normal" officeooo:rsid="007bb5d2" officeooo:paragraph-rsid="007bb5d2" style:font-size-asian="8.75pt" style:font-style-asian="normal" style:font-weight-asian="normal" style:font-size-complex="10pt" style:font-style-complex="normal" style:font-weight-complex="normal"/>
    </style:style>
    <style:style style:name="P125" style:family="paragraph" style:parent-style-name="Table_20_Contents">
      <style:text-properties fo:font-size="10pt" fo:font-style="normal" fo:font-weight="normal" officeooo:rsid="002a453e" officeooo:paragraph-rsid="004f9dfb" style:font-size-asian="8.75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">
      <style:text-properties fo:font-size="10pt" fo:font-style="normal" fo:font-weight="normal" officeooo:rsid="002a453e" officeooo:paragraph-rsid="00313058" style:font-size-asian="8.75pt" style:font-style-asian="normal" style:font-weight-asian="normal" style:font-size-complex="10pt" style:font-style-complex="normal" style:font-weight-complex="normal"/>
    </style:style>
    <style:style style:name="P127" style:family="paragraph" style:parent-style-name="Table_20_Contents">
      <style:text-properties fo:font-size="10pt" fo:font-style="normal" fo:font-weight="normal" officeooo:rsid="002b67f3" officeooo:paragraph-rsid="004f9dfb" style:font-size-asian="8.75pt" style:font-style-asian="normal" style:font-weight-asian="normal" style:font-size-complex="10pt" style:font-style-complex="normal" style:font-weight-complex="normal"/>
    </style:style>
    <style:style style:name="P128" style:family="paragraph" style:parent-style-name="Table_20_Contents">
      <style:text-properties fo:font-size="10pt" fo:font-style="normal" fo:font-weight="normal" officeooo:rsid="002c2f47" officeooo:paragraph-rsid="002c2f47" style:font-size-asian="8.75pt" style:font-style-asian="normal" style:font-weight-asian="normal" style:font-size-complex="10pt" style:font-style-complex="normal" style:font-weight-complex="normal"/>
    </style:style>
    <style:style style:name="P129" style:family="paragraph" style:parent-style-name="Table_20_Contents">
      <style:text-properties fo:font-size="10pt" fo:font-style="normal" fo:font-weight="normal" officeooo:rsid="002d9d93" officeooo:paragraph-rsid="002c2f47" style:font-size-asian="8.75pt" style:font-style-asian="normal" style:font-weight-asian="normal" style:font-size-complex="10pt" style:font-style-complex="normal" style:font-weight-complex="normal"/>
    </style:style>
    <style:style style:name="P130" style:family="paragraph" style:parent-style-name="Table_20_Contents">
      <style:text-properties fo:font-size="10pt" fo:font-style="normal" fo:font-weight="normal" officeooo:rsid="006a426c" officeooo:paragraph-rsid="006a426c" style:font-size-asian="8.75pt" style:font-style-asian="normal" style:font-weight-asian="normal" style:font-size-complex="10pt" style:font-style-complex="normal" style:font-weight-complex="normal"/>
    </style:style>
    <style:style style:name="P131" style:family="paragraph" style:parent-style-name="Table_20_Contents">
      <style:text-properties fo:font-size="10pt" fo:font-style="normal" fo:font-weight="normal" officeooo:rsid="006d79f0" officeooo:paragraph-rsid="006d79f0" style:font-size-asian="8.75pt" style:font-style-asian="normal" style:font-weight-asian="normal" style:font-size-complex="10pt" style:font-style-complex="normal" style:font-weight-complex="normal"/>
    </style:style>
    <style:style style:name="P132" style:family="paragraph" style:parent-style-name="Table_20_Contents">
      <style:text-properties fo:font-size="10pt" fo:font-style="normal" fo:font-weight="normal" officeooo:rsid="006f6918" officeooo:paragraph-rsid="006f6918" style:font-size-asian="8.75pt" style:font-style-asian="normal" style:font-weight-asian="normal" style:font-size-complex="10pt" style:font-style-complex="normal" style:font-weight-complex="normal"/>
    </style:style>
    <style:style style:name="P133" style:family="paragraph" style:parent-style-name="Table_20_Contents">
      <style:text-properties fo:font-size="10pt" fo:font-style="normal" fo:font-weight="normal" officeooo:rsid="0074c8d0" officeooo:paragraph-rsid="0074c8d0" style:font-size-asian="8.75pt" style:font-style-asian="normal" style:font-weight-asian="normal" style:font-size-complex="10pt" style:font-style-complex="normal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fo:font-size="10pt" fo:font-style="normal" fo:font-weight="normal" officeooo:rsid="0084d968" officeooo:paragraph-rsid="00835fe3" style:font-size-asian="8.75pt" style:font-style-asian="normal" style:font-weight-asian="normal" style:font-size-complex="10pt" style:font-style-complex="normal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fo:font-size="10pt" fo:font-style="normal" fo:font-weight="normal" officeooo:rsid="0084d968" officeooo:paragraph-rsid="0084d968" style:font-size-asian="8.75pt" style:font-style-asian="normal" style:font-weight-asian="normal" style:font-size-complex="10pt" style:font-style-complex="normal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fo:font-size="10pt" fo:font-style="normal" fo:font-weight="normal" officeooo:rsid="0084d968" officeooo:paragraph-rsid="00863c87" style:font-size-asian="8.75pt" style:font-style-asian="normal" style:font-weight-asian="normal" style:font-size-complex="10pt" style:font-style-complex="normal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fo:font-size="10pt" fo:font-style="normal" fo:font-weight="normal" officeooo:rsid="0084d968" officeooo:paragraph-rsid="00bf7a1a" style:font-size-asian="8.75pt" style:font-style-asian="normal" style:font-weight-asian="normal" style:font-size-complex="10pt" style:font-style-complex="normal" style:font-weight-complex="normal"/>
    </style:style>
    <style:style style:name="P138" style:family="paragraph" style:parent-style-name="Table_20_Contents">
      <style:text-properties fo:font-size="10pt" fo:font-style="normal" fo:font-weight="normal" officeooo:rsid="0084d968" officeooo:paragraph-rsid="0084d968" style:font-size-asian="8.75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text-properties fo:font-size="10pt" fo:font-style="normal" fo:font-weight="normal" officeooo:rsid="0056c88e" officeooo:paragraph-rsid="0069f3c4" style:font-size-asian="8.75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text-properties fo:font-size="10pt" fo:font-style="normal" fo:font-weight="normal" officeooo:rsid="0056c88e" officeooo:paragraph-rsid="00bf7a1a" style:font-size-asian="8.75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>
      <style:text-properties fo:font-size="10pt" fo:font-style="normal" fo:font-weight="normal" officeooo:rsid="0086da43" officeooo:paragraph-rsid="0086da43" style:font-size-asian="8.75pt" style:font-style-asian="normal" style:font-weight-asian="normal" style:font-size-complex="10pt" style:font-style-complex="normal" style:font-weight-complex="normal"/>
    </style:style>
    <style:style style:name="P142" style:family="paragraph" style:parent-style-name="Table_20_Contents">
      <style:text-properties fo:font-size="10pt" fo:font-style="normal" fo:font-weight="normal" officeooo:rsid="0088ab06" officeooo:paragraph-rsid="0088ab06" style:font-size-asian="8.75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text-properties fo:font-size="10pt" fo:font-style="normal" fo:font-weight="normal" officeooo:rsid="008a90ea" officeooo:paragraph-rsid="008a90ea" style:font-size-asian="8.75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text-properties fo:font-size="10pt" fo:font-style="normal" fo:font-weight="normal" officeooo:rsid="008c3df6" officeooo:paragraph-rsid="008c3df6" style:font-size-asian="8.75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text-align="start" style:justify-single-word="false"/>
      <style:text-properties fo:font-size="10pt" fo:font-style="normal" fo:font-weight="normal" officeooo:rsid="00917215" officeooo:paragraph-rsid="00917215" style:font-size-asian="8.75pt" style:font-style-asian="normal" style:font-weight-asian="normal" style:font-size-complex="10pt" style:font-style-complex="normal" style:font-weight-complex="normal"/>
    </style:style>
    <style:style style:name="P146" style:family="paragraph" style:parent-style-name="Table_20_Contents">
      <style:paragraph-properties fo:text-align="start" style:justify-single-word="false"/>
      <style:text-properties fo:font-size="10pt" fo:font-style="normal" fo:font-weight="normal" officeooo:rsid="00917215" officeooo:paragraph-rsid="00944139" style:font-size-asian="8.75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text-align="start" style:justify-single-word="false"/>
      <style:text-properties fo:font-size="10pt" fo:font-style="normal" fo:font-weight="normal" officeooo:rsid="0095b26f" officeooo:paragraph-rsid="0095b26f" style:font-size-asian="8.75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text-properties fo:font-size="10pt" fo:font-style="normal" fo:font-weight="normal" officeooo:rsid="009bc15e" officeooo:paragraph-rsid="009bc15e" style:font-size-asian="8.75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text-properties fo:font-size="10pt" fo:font-style="normal" fo:font-weight="normal" officeooo:rsid="009d909e" officeooo:paragraph-rsid="009d909e" style:font-size-asian="8.75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>
      <style:text-properties fo:font-size="10pt" fo:font-style="normal" fo:font-weight="normal" officeooo:rsid="009e636d" officeooo:paragraph-rsid="009e636d" style:font-size-asian="8.75pt" style:font-style-asian="normal" style:font-weight-asian="normal" style:font-size-complex="10pt" style:font-style-complex="normal" style:font-weight-complex="normal"/>
    </style:style>
    <style:style style:name="P151" style:family="paragraph" style:parent-style-name="Table_20_Contents">
      <style:text-properties fo:font-size="10pt" fo:font-style="normal" fo:font-weight="normal" officeooo:rsid="009e636d" officeooo:paragraph-rsid="009ee554" style:font-size-asian="8.75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text-properties fo:font-size="10pt" fo:font-style="normal" fo:font-weight="normal" officeooo:rsid="009e636d" officeooo:paragraph-rsid="00a00f11" style:font-size-asian="8.75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text-properties fo:font-size="10pt" fo:font-style="normal" fo:font-weight="normal" officeooo:rsid="00a3ff31" officeooo:paragraph-rsid="00a3ff31" style:font-size-asian="8.75pt" style:font-style-asian="normal" style:font-weight-asian="normal" style:font-size-complex="10pt" style:font-style-complex="normal" style:font-weight-complex="normal"/>
    </style:style>
    <style:style style:name="P154" style:family="paragraph" style:parent-style-name="Table_20_Contents">
      <style:text-properties fo:font-size="10pt" fo:font-style="normal" fo:font-weight="normal" officeooo:rsid="00a87375" officeooo:paragraph-rsid="00a87375" style:font-size-asian="8.75pt" style:font-style-asian="normal" style:font-weight-asian="normal" style:font-size-complex="10pt" style:font-style-complex="normal" style:font-weight-complex="normal"/>
    </style:style>
    <style:style style:name="P155" style:family="paragraph" style:parent-style-name="Table_20_Contents">
      <style:text-properties fo:font-size="10pt" fo:font-style="normal" fo:font-weight="normal" officeooo:rsid="00a87375" officeooo:paragraph-rsid="00bec4b3" style:font-size-asian="8.75pt" style:font-style-asian="normal" style:font-weight-asian="normal" style:font-size-complex="10pt" style:font-style-complex="normal" style:font-weight-complex="normal"/>
    </style:style>
    <style:style style:name="P156" style:family="paragraph" style:parent-style-name="Table_20_Contents">
      <style:text-properties fo:font-size="10pt" fo:font-style="normal" fo:font-weight="normal" officeooo:rsid="00a87375" officeooo:paragraph-rsid="00bf7a1a" style:font-size-asian="8.75pt" style:font-style-asian="normal" style:font-weight-asian="normal" style:font-size-complex="10pt" style:font-style-complex="normal" style:font-weight-complex="normal"/>
    </style:style>
    <style:style style:name="P157" style:family="paragraph" style:parent-style-name="Table_20_Contents">
      <style:text-properties fo:font-size="10pt" fo:font-style="normal" fo:font-weight="normal" officeooo:rsid="00a9d4b2" officeooo:paragraph-rsid="00a9d4b2" style:font-size-asian="8.75pt" style:font-style-asian="normal" style:font-weight-asian="normal" style:font-size-complex="10pt" style:font-style-complex="normal" style:font-weight-complex="normal"/>
    </style:style>
    <style:style style:name="P158" style:family="paragraph" style:parent-style-name="Table_20_Contents">
      <style:text-properties fo:font-size="10pt" fo:font-style="normal" fo:font-weight="normal" officeooo:rsid="00a9d4b2" officeooo:paragraph-rsid="00ad3041" style:font-size-asian="8.75pt" style:font-style-asian="normal" style:font-weight-asian="normal" style:font-size-complex="10pt" style:font-style-complex="normal" style:font-weight-complex="normal"/>
    </style:style>
    <style:style style:name="P159" style:family="paragraph" style:parent-style-name="Table_20_Contents">
      <style:text-properties fo:font-size="10pt" fo:font-style="normal" fo:font-weight="normal" officeooo:rsid="00ad3041" officeooo:paragraph-rsid="00ad3041" style:font-size-asian="8.75pt" style:font-style-asian="normal" style:font-weight-asian="normal" style:font-size-complex="10pt" style:font-style-complex="normal" style:font-weight-complex="normal"/>
    </style:style>
    <style:style style:name="P160" style:family="paragraph" style:parent-style-name="Table_20_Contents">
      <style:text-properties fo:font-size="10pt" fo:font-style="normal" fo:font-weight="normal" officeooo:rsid="00afa15c" officeooo:paragraph-rsid="00afa15c" style:font-size-asian="8.75pt" style:font-style-asian="normal" style:font-weight-asian="normal" style:font-size-complex="10pt" style:font-style-complex="normal" style:font-weight-complex="normal"/>
    </style:style>
    <style:style style:name="P161" style:family="paragraph" style:parent-style-name="Table_20_Contents">
      <style:text-properties fo:font-size="10pt" fo:font-style="normal" fo:font-weight="normal" officeooo:rsid="00afa15c" officeooo:paragraph-rsid="00b0e9d7" style:font-size-asian="8.75pt" style:font-style-asian="normal" style:font-weight-asian="normal" style:font-size-complex="10pt" style:font-style-complex="normal" style:font-weight-complex="normal"/>
    </style:style>
    <style:style style:name="P162" style:family="paragraph" style:parent-style-name="Table_20_Contents">
      <style:text-properties fo:font-size="10pt" fo:font-style="normal" fo:font-weight="normal" officeooo:rsid="00b24278" officeooo:paragraph-rsid="00b24278" style:font-size-asian="8.75pt" style:font-style-asian="normal" style:font-weight-asian="normal" style:font-size-complex="10pt" style:font-style-complex="normal" style:font-weight-complex="normal"/>
    </style:style>
    <style:style style:name="P163" style:family="paragraph" style:parent-style-name="Table_20_Contents">
      <style:text-properties fo:font-size="10pt" fo:font-style="normal" fo:font-weight="normal" officeooo:rsid="00b576cd" officeooo:paragraph-rsid="00b576cd" style:font-size-asian="8.75pt" style:font-style-asian="normal" style:font-weight-asian="normal" style:font-size-complex="10pt" style:font-style-complex="normal" style:font-weight-complex="normal"/>
    </style:style>
    <style:style style:name="P164" style:family="paragraph" style:parent-style-name="Table_20_Contents">
      <style:paragraph-properties fo:text-align="start" style:justify-single-word="false"/>
      <style:text-properties fo:font-size="10pt" fo:font-style="normal" fo:font-weight="normal" officeooo:rsid="00b576cd" officeooo:paragraph-rsid="00b576cd" style:font-size-asian="8.75pt" style:font-style-asian="normal" style:font-weight-asian="normal" style:font-size-complex="10pt" style:font-style-complex="normal" style:font-weight-complex="normal"/>
    </style:style>
    <style:style style:name="P165" style:family="paragraph" style:parent-style-name="Table_20_Contents">
      <style:text-properties fo:font-size="10pt" fo:font-style="normal" fo:font-weight="normal" officeooo:rsid="00bc4977" officeooo:paragraph-rsid="00bc4977" style:font-size-asian="8.75pt" style:font-style-asian="normal" style:font-weight-asian="normal" style:font-size-complex="10pt" style:font-style-complex="normal" style:font-weight-complex="normal"/>
    </style:style>
    <style:style style:name="P166" style:family="paragraph" style:parent-style-name="Table_20_Contents">
      <style:text-properties fo:font-size="10pt" fo:font-style="normal" fo:font-weight="normal" officeooo:rsid="00bc4977" officeooo:paragraph-rsid="00bf7a1a" style:font-size-asian="8.75pt" style:font-style-asian="normal" style:font-weight-asian="normal" style:font-size-complex="10pt" style:font-style-complex="normal" style:font-weight-complex="normal"/>
    </style:style>
    <style:style style:name="P167" style:family="paragraph" style:parent-style-name="Table_20_Contents">
      <style:text-properties fo:font-size="10pt" fo:font-style="normal" fo:font-weight="normal" officeooo:rsid="0067d583" officeooo:paragraph-rsid="0064fd88" style:font-size-asian="8.75pt" style:font-style-asian="normal" style:font-weight-asian="normal" style:font-size-complex="10pt" style:font-style-complex="normal" style:font-weight-complex="normal"/>
    </style:style>
    <style:style style:name="P168" style:family="paragraph" style:parent-style-name="Table_20_Contents">
      <style:text-properties fo:font-size="10pt" fo:font-style="normal" fo:font-weight="normal" officeooo:rsid="0067d583" officeooo:paragraph-rsid="0067d583" style:font-size-asian="8.75pt" style:font-style-asian="normal" style:font-weight-asian="normal" style:font-size-complex="10pt" style:font-style-complex="normal" style:font-weight-complex="normal"/>
    </style:style>
    <style:style style:name="P169" style:family="paragraph" style:parent-style-name="Table_20_Contents">
      <style:text-properties fo:font-size="10pt" fo:font-style="normal" fo:font-weight="normal" officeooo:rsid="0067d583" officeooo:paragraph-rsid="00bf7a1a" style:font-size-asian="8.75pt" style:font-style-asian="normal" style:font-weight-asian="normal" style:font-size-complex="10pt" style:font-style-complex="normal" style:font-weight-complex="normal"/>
    </style:style>
    <style:style style:name="P170" style:family="paragraph" style:parent-style-name="Table_20_Contents">
      <style:paragraph-properties fo:text-align="start" style:justify-single-word="false"/>
      <style:text-properties fo:font-size="10pt" fo:font-style="normal" fo:font-weight="bold" officeooo:rsid="0083297c" officeooo:paragraph-rsid="0083297c" style:font-size-asian="8.75pt" style:font-style-asian="normal" style:font-weight-asian="bold" style:font-size-complex="10pt" style:font-style-complex="normal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fo:font-size="10pt" fo:font-style="normal" fo:font-weight="bold" officeooo:rsid="00835fe3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172" style:family="paragraph" style:parent-style-name="Table_20_Contents">
      <style:text-properties fo:font-size="10pt" fo:font-style="normal" fo:font-weight="bold" officeooo:rsid="0035b07c" officeooo:paragraph-rsid="004f9dfb" style:font-size-asian="8.75pt" style:font-style-asian="normal" style:font-weight-asian="bold" style:font-size-complex="10pt" style:font-style-complex="normal" style:font-weight-complex="bold"/>
    </style:style>
    <style:style style:name="P173" style:family="paragraph" style:parent-style-name="Table_20_Contents">
      <style:text-properties fo:font-size="10pt" fo:font-style="normal" fo:font-weight="bold" officeooo:rsid="0035b07c" officeooo:paragraph-rsid="0035b07c" style:font-size-asian="8.75pt" style:font-style-asian="normal" style:font-weight-asian="bold" style:font-size-complex="10pt" style:font-style-complex="normal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fo:font-size="10pt" fo:font-style="normal" fo:font-weight="bold" officeooo:rsid="003e80af" officeooo:paragraph-rsid="003e80af" style:font-size-asian="8.75pt" style:font-style-asian="normal" style:font-weight-asian="bold" style:font-size-complex="10pt" style:font-style-complex="normal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fo:font-size="10pt" fo:font-style="normal" fo:font-weight="bold" officeooo:rsid="00244eaf" officeooo:paragraph-rsid="003e80af" style:font-size-asian="8.75pt" style:font-style-asian="normal" style:font-weight-asian="bold" style:font-size-complex="10pt" style:font-style-complex="normal" style:font-weight-complex="bold"/>
    </style:style>
    <style:style style:name="P176" style:family="paragraph" style:parent-style-name="Table_20_Contents">
      <style:text-properties fo:font-size="10pt" fo:font-style="normal" fo:font-weight="bold" officeooo:rsid="00244eaf" officeooo:paragraph-rsid="0035b07c" style:font-size-asian="8.75pt" style:font-style-asian="normal" style:font-weight-asian="bold" style:font-size-complex="10pt" style:font-style-complex="normal" style:font-weight-complex="bold"/>
    </style:style>
    <style:style style:name="P177" style:family="paragraph" style:parent-style-name="Table_20_Contents">
      <style:paragraph-properties fo:text-align="start" style:justify-single-word="false"/>
      <style:text-properties fo:font-size="10pt" fo:font-style="normal" fo:font-weight="bold" officeooo:rsid="0044948b" officeooo:paragraph-rsid="0044948b" style:font-size-asian="8.75pt" style:font-style-asian="normal" style:font-weight-asian="bold" style:font-size-complex="10pt" style:font-style-complex="normal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fo:font-size="10pt" fo:font-style="normal" fo:font-weight="bold" officeooo:rsid="0044c80f" officeooo:paragraph-rsid="0044c80f" style:font-size-asian="8.75pt" style:font-style-asian="normal" style:font-weight-asian="bold" style:font-size-complex="10pt" style:font-style-complex="normal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fo:font-size="10pt" fo:font-style="normal" fo:font-weight="bold" officeooo:rsid="00760bd4" officeooo:paragraph-rsid="007a4ad0" style:font-size-asian="8.75pt" style:font-style-asian="normal" style:font-weight-asian="bold" style:font-size-complex="10pt" style:font-style-complex="normal" style:font-weight-complex="bold"/>
    </style:style>
    <style:style style:name="P180" style:family="paragraph" style:parent-style-name="Table_20_Contents">
      <style:text-properties fo:font-size="10pt" fo:font-style="normal" fo:font-weight="bold" officeooo:rsid="00760bd4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fo:font-size="10pt" fo:font-style="normal" fo:font-weight="bold" officeooo:rsid="007a4ad0" officeooo:paragraph-rsid="007a4ad0" style:font-size-asian="8.75pt" style:font-style-asian="normal" style:font-weight-asian="bold" style:font-size-complex="10pt" style:font-style-complex="normal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fo:font-size="10pt" fo:font-style="normal" fo:font-weight="bold" officeooo:rsid="007bac9c" officeooo:paragraph-rsid="007bac9c" style:font-size-asian="8.75pt" style:font-style-asian="normal" style:font-weight-asian="bold" style:font-size-complex="10pt" style:font-style-complex="normal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fo:font-size="10pt" fo:font-style="normal" fo:font-weight="bold" officeooo:rsid="007bb5d2" officeooo:paragraph-rsid="007bb5d2" style:font-size-asian="8.75pt" style:font-style-asian="normal" style:font-weight-asian="bold" style:font-size-complex="10pt" style:font-style-complex="normal" style:font-weight-complex="bold"/>
    </style:style>
    <style:style style:name="P184" style:family="paragraph" style:parent-style-name="Table_20_Contents">
      <style:text-properties fo:font-size="10pt" fo:font-style="normal" fo:font-weight="bold" officeooo:rsid="002c2f47" officeooo:paragraph-rsid="002c2f47" style:font-size-asian="8.75pt" style:font-style-asian="normal" style:font-weight-asian="bold" style:font-size-complex="10pt" style:font-style-complex="normal" style:font-weight-complex="bold"/>
    </style:style>
    <style:style style:name="P185" style:family="paragraph" style:parent-style-name="Table_20_Contents">
      <style:text-properties fo:font-size="10pt" fo:font-style="normal" fo:font-weight="bold" officeooo:rsid="002d9d93" officeooo:paragraph-rsid="002c2f47" style:font-size-asian="8.75pt" style:font-style-asian="normal" style:font-weight-asian="bold" style:font-size-complex="10pt" style:font-style-complex="normal" style:font-weight-complex="bold"/>
    </style:style>
    <style:style style:name="P186" style:family="paragraph" style:parent-style-name="Table_20_Contents">
      <style:text-properties fo:font-size="10pt" fo:font-style="normal" fo:font-weight="bold" officeooo:rsid="006a426c" officeooo:paragraph-rsid="006a426c" style:font-size-asian="8.75pt" style:font-style-asian="normal" style:font-weight-asian="bold" style:font-size-complex="10pt" style:font-style-complex="normal" style:font-weight-complex="bold"/>
    </style:style>
    <style:style style:name="P187" style:family="paragraph" style:parent-style-name="Table_20_Contents">
      <style:text-properties fo:font-size="10pt" fo:font-style="normal" fo:font-weight="bold" officeooo:rsid="006bd6bb" officeooo:paragraph-rsid="006bd6bb" style:font-size-asian="8.75pt" style:font-style-asian="normal" style:font-weight-asian="bold" style:font-size-complex="10pt" style:font-style-complex="normal" style:font-weight-complex="bold"/>
    </style:style>
    <style:style style:name="P188" style:family="paragraph" style:parent-style-name="Table_20_Contents">
      <style:text-properties fo:font-size="10pt" fo:font-style="normal" fo:font-weight="bold" officeooo:rsid="006d79f0" officeooo:paragraph-rsid="006d79f0" style:font-size-asian="8.75pt" style:font-style-asian="normal" style:font-weight-asian="bold" style:font-size-complex="10pt" style:font-style-complex="normal" style:font-weight-complex="bold"/>
    </style:style>
    <style:style style:name="P189" style:family="paragraph" style:parent-style-name="Table_20_Contents">
      <style:text-properties fo:font-size="10pt" fo:font-style="normal" fo:font-weight="bold" officeooo:rsid="006f6918" officeooo:paragraph-rsid="006f6918" style:font-size-asian="8.75pt" style:font-style-asian="normal" style:font-weight-asian="bold" style:font-size-complex="10pt" style:font-style-complex="normal" style:font-weight-complex="bold"/>
    </style:style>
    <style:style style:name="P190" style:family="paragraph" style:parent-style-name="Table_20_Contents">
      <style:text-properties fo:font-size="10pt" fo:font-style="normal" fo:font-weight="bold" officeooo:rsid="0074c8d0" officeooo:paragraph-rsid="0074c8d0" style:font-size-asian="8.75pt" style:font-style-asian="normal" style:font-weight-asian="bold" style:font-size-complex="10pt" style:font-style-complex="normal" style:font-weight-complex="bold"/>
    </style:style>
    <style:style style:name="P191" style:family="paragraph" style:parent-style-name="Table_20_Contents">
      <style:paragraph-properties fo:text-align="start" style:justify-single-word="false"/>
      <style:text-properties fo:font-size="10pt" fo:font-style="normal" fo:font-weight="bold" officeooo:rsid="0084d968" officeooo:paragraph-rsid="0084d968" style:font-size-asian="8.75pt" style:font-style-asian="normal" style:font-weight-asian="bold" style:font-size-complex="10pt" style:font-style-complex="normal" style:font-weight-complex="bold"/>
    </style:style>
    <style:style style:name="P192" style:family="paragraph" style:parent-style-name="Table_20_Contents">
      <style:paragraph-properties fo:text-align="start" style:justify-single-word="false"/>
      <style:text-properties fo:font-size="10pt" fo:font-style="normal" fo:font-weight="bold" officeooo:rsid="0084d968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193" style:family="paragraph" style:parent-style-name="Table_20_Contents">
      <style:text-properties fo:font-size="10pt" fo:font-style="normal" fo:font-weight="bold" officeooo:rsid="0088ab06" officeooo:paragraph-rsid="0088ab06" style:font-size-asian="8.75pt" style:font-style-asian="normal" style:font-weight-asian="bold" style:font-size-complex="10pt" style:font-style-complex="normal" style:font-weight-complex="bold"/>
    </style:style>
    <style:style style:name="P194" style:family="paragraph" style:parent-style-name="Table_20_Contents">
      <style:text-properties fo:font-size="10pt" fo:font-style="normal" fo:font-weight="bold" officeooo:rsid="008a90ea" officeooo:paragraph-rsid="008a90ea" style:font-size-asian="8.75pt" style:font-style-asian="normal" style:font-weight-asian="bold" style:font-size-complex="10pt" style:font-style-complex="normal" style:font-weight-complex="bold"/>
    </style:style>
    <style:style style:name="P195" style:family="paragraph" style:parent-style-name="Table_20_Contents">
      <style:text-properties fo:font-size="10pt" fo:font-style="normal" fo:font-weight="bold" officeooo:rsid="008c3df6" officeooo:paragraph-rsid="008c3df6" style:font-size-asian="8.75pt" style:font-style-asian="normal" style:font-weight-asian="bold" style:font-size-complex="10pt" style:font-style-complex="normal" style:font-weight-complex="bold"/>
    </style:style>
    <style:style style:name="P196" style:family="paragraph" style:parent-style-name="Table_20_Contents">
      <style:paragraph-properties fo:text-align="start" style:justify-single-word="false"/>
      <style:text-properties fo:font-size="10pt" fo:font-style="normal" fo:font-weight="bold" officeooo:rsid="00917215" officeooo:paragraph-rsid="0098b332" style:font-size-asian="8.75pt" style:font-style-asian="normal" style:font-weight-asian="bold" style:font-size-complex="10pt" style:font-style-complex="normal" style:font-weight-complex="bold"/>
    </style:style>
    <style:style style:name="P197" style:family="paragraph" style:parent-style-name="Table_20_Contents">
      <style:paragraph-properties fo:text-align="start" style:justify-single-word="false"/>
      <style:text-properties fo:font-size="10pt" fo:font-style="normal" fo:font-weight="bold" officeooo:rsid="00934df6" officeooo:paragraph-rsid="00934df6" style:font-size-asian="8.75pt" style:font-style-asian="normal" style:font-weight-asian="bold" style:font-size-complex="10pt" style:font-style-complex="normal" style:font-weight-complex="bold"/>
    </style:style>
    <style:style style:name="P198" style:family="paragraph" style:parent-style-name="Table_20_Contents">
      <style:text-properties fo:font-size="10pt" fo:font-style="normal" fo:font-weight="bold" officeooo:rsid="009bc15e" officeooo:paragraph-rsid="009bc15e" style:font-size-asian="8.75pt" style:font-style-asian="normal" style:font-weight-asian="bold" style:font-size-complex="10pt" style:font-style-complex="normal" style:font-weight-complex="bold"/>
    </style:style>
    <style:style style:name="P199" style:family="paragraph" style:parent-style-name="Table_20_Contents">
      <style:text-properties fo:font-size="10pt" fo:font-style="normal" fo:font-weight="bold" officeooo:rsid="009d909e" officeooo:paragraph-rsid="009d909e" style:font-size-asian="8.75pt" style:font-style-asian="normal" style:font-weight-asian="bold" style:font-size-complex="10pt" style:font-style-complex="normal" style:font-weight-complex="bold"/>
    </style:style>
    <style:style style:name="P200" style:family="paragraph" style:parent-style-name="Table_20_Contents">
      <style:text-properties fo:font-size="10pt" fo:font-style="normal" fo:font-weight="bold" officeooo:rsid="009e636d" officeooo:paragraph-rsid="009e636d" style:font-size-asian="8.75pt" style:font-style-asian="normal" style:font-weight-asian="bold" style:font-size-complex="10pt" style:font-style-complex="normal" style:font-weight-complex="bold"/>
    </style:style>
    <style:style style:name="P201" style:family="paragraph" style:parent-style-name="Table_20_Contents">
      <style:text-properties fo:font-size="10pt" fo:font-style="normal" fo:font-weight="bold" officeooo:rsid="009e636d" officeooo:paragraph-rsid="00a00f11" style:font-size-asian="8.75pt" style:font-style-asian="normal" style:font-weight-asian="bold" style:font-size-complex="10pt" style:font-style-complex="normal" style:font-weight-complex="bold"/>
    </style:style>
    <style:style style:name="P202" style:family="paragraph" style:parent-style-name="Table_20_Contents">
      <style:text-properties fo:font-size="10pt" fo:font-style="normal" fo:font-weight="bold" officeooo:rsid="00a87375" officeooo:paragraph-rsid="00a87375" style:font-size-asian="8.75pt" style:font-style-asian="normal" style:font-weight-asian="bold" style:font-size-complex="10pt" style:font-style-complex="normal" style:font-weight-complex="bold"/>
    </style:style>
    <style:style style:name="P203" style:family="paragraph" style:parent-style-name="Table_20_Contents">
      <style:text-properties fo:font-size="10pt" fo:font-style="normal" fo:font-weight="bold" officeooo:rsid="00a87375" officeooo:paragraph-rsid="00bec4b3" style:font-size-asian="8.75pt" style:font-style-asian="normal" style:font-weight-asian="bold" style:font-size-complex="10pt" style:font-style-complex="normal" style:font-weight-complex="bold"/>
    </style:style>
    <style:style style:name="P204" style:family="paragraph" style:parent-style-name="Table_20_Contents">
      <style:text-properties fo:font-size="10pt" fo:font-style="normal" fo:font-weight="bold" officeooo:rsid="00a87375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205" style:family="paragraph" style:parent-style-name="Table_20_Contents">
      <style:text-properties fo:font-size="10pt" fo:font-style="normal" fo:font-weight="bold" officeooo:rsid="00a9d4b2" officeooo:paragraph-rsid="00a9d4b2" style:font-size-asian="8.75pt" style:font-style-asian="normal" style:font-weight-asian="bold" style:font-size-complex="10pt" style:font-style-complex="normal" style:font-weight-complex="bold"/>
    </style:style>
    <style:style style:name="P206" style:family="paragraph" style:parent-style-name="Table_20_Contents">
      <style:text-properties fo:font-size="10pt" fo:font-style="normal" fo:font-weight="bold" officeooo:rsid="00aa168d" officeooo:paragraph-rsid="00aa168d" style:font-size-asian="8.75pt" style:font-style-asian="normal" style:font-weight-asian="bold" style:font-size-complex="10pt" style:font-style-complex="normal" style:font-weight-complex="bold"/>
    </style:style>
    <style:style style:name="P207" style:family="paragraph" style:parent-style-name="Table_20_Contents">
      <style:text-properties fo:font-size="10pt" fo:font-style="normal" fo:font-weight="bold" officeooo:rsid="00ad3041" officeooo:paragraph-rsid="00ad3041" style:font-size-asian="8.75pt" style:font-style-asian="normal" style:font-weight-asian="bold" style:font-size-complex="10pt" style:font-style-complex="normal" style:font-weight-complex="bold"/>
    </style:style>
    <style:style style:name="P208" style:family="paragraph" style:parent-style-name="Table_20_Contents">
      <style:text-properties fo:font-size="10pt" fo:font-style="normal" fo:font-weight="bold" officeooo:rsid="00b24278" officeooo:paragraph-rsid="00b24278" style:font-size-asian="8.75pt" style:font-style-asian="normal" style:font-weight-asian="bold" style:font-size-complex="10pt" style:font-style-complex="normal" style:font-weight-complex="bold"/>
    </style:style>
    <style:style style:name="P209" style:family="paragraph" style:parent-style-name="Table_20_Contents">
      <style:paragraph-properties fo:text-align="start" style:justify-single-word="false"/>
      <style:text-properties fo:font-size="10pt" fo:font-style="normal" fo:font-weight="bold" officeooo:rsid="00b24278" officeooo:paragraph-rsid="00b24278" style:font-size-asian="8.75pt" style:font-style-asian="normal" style:font-weight-asian="bold" style:font-size-complex="10pt" style:font-style-complex="normal" style:font-weight-complex="bold"/>
    </style:style>
    <style:style style:name="P210" style:family="paragraph" style:parent-style-name="Table_20_Contents">
      <style:paragraph-properties fo:text-align="start" style:justify-single-word="false"/>
      <style:text-properties fo:font-size="10pt" fo:font-style="normal" fo:font-weight="bold" officeooo:rsid="00b4087d" officeooo:paragraph-rsid="00b4087d" style:font-size-asian="8.75pt" style:font-style-asian="normal" style:font-weight-asian="bold" style:font-size-complex="10pt" style:font-style-complex="normal" style:font-weight-complex="bold"/>
    </style:style>
    <style:style style:name="P211" style:family="paragraph" style:parent-style-name="Table_20_Contents">
      <style:paragraph-properties fo:text-align="start" style:justify-single-word="false"/>
      <style:text-properties fo:font-size="10pt" fo:font-style="normal" fo:font-weight="bold" officeooo:rsid="00b576cd" officeooo:paragraph-rsid="00b576cd" style:font-size-asian="8.75pt" style:font-style-asian="normal" style:font-weight-asian="bold" style:font-size-complex="10pt" style:font-style-complex="normal" style:font-weight-complex="bold"/>
    </style:style>
    <style:style style:name="P212" style:family="paragraph" style:parent-style-name="Table_20_Contents">
      <style:paragraph-properties fo:text-align="start" style:justify-single-word="false"/>
      <style:text-properties fo:font-size="10pt" fo:font-style="normal" fo:font-weight="bold" officeooo:rsid="00b576cd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213" style:family="paragraph" style:parent-style-name="Table_20_Contents">
      <style:text-properties fo:font-size="10pt" fo:font-style="normal" fo:font-weight="bold" officeooo:rsid="00bc4977" officeooo:paragraph-rsid="00bc4977" style:font-size-asian="8.75pt" style:font-style-asian="normal" style:font-weight-asian="bold" style:font-size-complex="10pt" style:font-style-complex="normal" style:font-weight-complex="bold"/>
    </style:style>
    <style:style style:name="P214" style:family="paragraph" style:parent-style-name="Table_20_Contents">
      <style:text-properties fo:font-size="10pt" fo:font-style="normal" fo:font-weight="bold" officeooo:rsid="00bc4977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215" style:family="paragraph" style:parent-style-name="Table_20_Contents">
      <style:text-properties fo:font-size="10pt" fo:font-style="normal" fo:font-weight="bold" officeooo:rsid="0056c88e" officeooo:paragraph-rsid="00665396" style:font-size-asian="8.75pt" style:font-style-asian="normal" style:font-weight-asian="bold" style:font-size-complex="10pt" style:font-style-complex="normal" style:font-weight-complex="bold"/>
    </style:style>
    <style:style style:name="P216" style:family="paragraph" style:parent-style-name="Table_20_Contents">
      <style:text-properties fo:font-size="10pt" fo:font-style="normal" fo:font-weight="bold" officeooo:rsid="0069f3c4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217" style:family="paragraph" style:parent-style-name="Table_20_Contents">
      <style:text-properties fo:font-size="10pt" fo:font-style="normal" fo:font-weight="bold" officeooo:rsid="0067d583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218" style:family="paragraph" style:parent-style-name="Table_20_Contents">
      <style:paragraph-properties fo:text-align="start" style:justify-single-word="false"/>
      <style:text-properties fo:font-size="10pt" fo:font-style="normal" fo:font-weight="bold" officeooo:rsid="0098b7f0" officeooo:paragraph-rsid="0098b7f0" style:font-size-asian="8.75pt" style:font-style-asian="normal" style:font-weight-asian="bold" style:font-size-complex="10pt" style:font-style-complex="normal" style:font-weight-complex="bold"/>
    </style:style>
    <style:style style:name="P219" style:family="paragraph" style:parent-style-name="Table_20_Contents">
      <style:text-properties fo:font-size="10pt" fo:font-weight="bold" officeooo:rsid="003738b8" officeooo:paragraph-rsid="004f9dfb" style:font-size-asian="8.75pt" style:font-weight-asian="bold" style:font-size-complex="10pt" style:font-weight-complex="bold"/>
    </style:style>
    <style:style style:name="P220" style:family="paragraph" style:parent-style-name="Table_20_Contents">
      <style:text-properties fo:font-size="10pt" fo:font-weight="bold" officeooo:rsid="003738b8" officeooo:paragraph-rsid="003738b8" style:font-size-asian="8.75pt" style:font-weight-asian="bold" style:font-size-complex="10pt" style:font-weight-complex="bold"/>
    </style:style>
    <style:style style:name="P221" style:family="paragraph" style:parent-style-name="Table_20_Contents">
      <style:text-properties fo:font-size="10pt" fo:font-weight="bold" officeooo:rsid="002c2f47" officeooo:paragraph-rsid="002c2f47" style:font-size-asian="8.75pt" style:font-weight-asian="bold" style:font-size-complex="10pt" style:font-weight-complex="bold"/>
    </style:style>
    <style:style style:name="P222" style:family="paragraph" style:parent-style-name="Table_20_Contents">
      <style:text-properties fo:font-size="10pt" officeooo:rsid="003738b8" officeooo:paragraph-rsid="003738b8" style:font-size-asian="8.75pt" style:font-size-complex="10pt"/>
    </style:style>
    <style:style style:name="P223" style:family="paragraph" style:parent-style-name="Table_20_Contents">
      <style:text-properties fo:font-size="10pt" officeooo:rsid="002c2f47" officeooo:paragraph-rsid="002c2f47" style:font-size-asian="8.75pt" style:font-size-complex="10pt"/>
    </style:style>
    <style:style style:name="P224" style:family="paragraph" style:parent-style-name="Table_20_Contents">
      <style:paragraph-properties fo:text-align="start" style:justify-single-word="false"/>
      <style:text-properties fo:font-style="normal" fo:font-weight="bold" officeooo:rsid="00bbcf04" officeooo:paragraph-rsid="00bbcf04" style:font-style-asian="normal" style:font-weight-asian="bold" style:font-style-complex="normal" style:font-weight-complex="bold"/>
    </style:style>
    <style:style style:name="P225" style:family="paragraph" style:parent-style-name="Table_20_Contents">
      <style:text-properties fo:font-style="normal" fo:font-weight="bold" officeooo:rsid="00bdacfa" officeooo:paragraph-rsid="00bdacfa" style:font-style-asian="normal" style:font-weight-asian="bold" style:font-style-complex="normal" style:font-weight-complex="bold"/>
    </style:style>
    <style:style style:name="P226" style:family="paragraph" style:parent-style-name="Table_20_Contents">
      <style:paragraph-properties fo:text-align="start" style:justify-single-word="false"/>
      <style:text-properties fo:font-style="normal" fo:font-weight="normal" officeooo:rsid="00bbcf04" officeooo:paragraph-rsid="00bbcf04" style:font-style-asian="normal" style:font-weight-asian="normal" style:font-style-complex="normal" style:font-weight-complex="normal"/>
    </style:style>
    <style:style style:name="P227" style:family="paragraph" style:parent-style-name="Table_20_Contents">
      <style:paragraph-properties fo:text-align="start" style:justify-single-word="false"/>
      <style:text-properties fo:font-style="normal" officeooo:paragraph-rsid="007a4ad0" style:font-style-asian="normal" style:font-style-complex="normal"/>
    </style:style>
    <style:style style:name="P228" style:family="paragraph" style:parent-style-name="Table_20_Contents">
      <style:paragraph-properties fo:text-align="start" style:justify-single-word="false"/>
      <style:text-properties fo:font-weight="bold" officeooo:paragraph-rsid="003e80af" style:font-weight-asian="bold" style:font-weight-complex="bold"/>
    </style:style>
    <style:style style:name="P229" style:family="paragraph" style:parent-style-name="Table_20_Contents">
      <style:paragraph-properties fo:text-align="start" style:justify-single-word="false"/>
      <style:text-properties fo:font-weight="bold" officeooo:paragraph-rsid="00bf7a1a" style:font-weight-asian="bold" style:font-weight-complex="bold"/>
    </style:style>
    <style:style style:name="P230" style:family="paragraph" style:parent-style-name="Table_20_Contents">
      <style:text-properties fo:font-weight="bold" officeooo:rsid="002a453e" officeooo:paragraph-rsid="004f9dfb" style:font-weight-asian="bold" style:font-weight-complex="bold"/>
    </style:style>
    <style:style style:name="P231" style:family="paragraph" style:parent-style-name="Table_20_Contents">
      <style:text-properties fo:font-weight="bold" officeooo:rsid="009ee554" officeooo:paragraph-rsid="00a3ac7e" style:font-weight-asian="bold" style:font-weight-complex="bold"/>
    </style:style>
    <style:style style:name="P232" style:family="paragraph" style:parent-style-name="Table_20_Contents">
      <style:text-properties fo:font-weight="bold" officeooo:rsid="00a3ff31" officeooo:paragraph-rsid="00a3ff31" style:font-weight-asian="bold" style:font-weight-complex="bold"/>
    </style:style>
    <style:style style:name="P233" style:family="paragraph" style:parent-style-name="Table_20_Contents">
      <style:text-properties fo:font-weight="bold" officeooo:paragraph-rsid="00b0e9d7" style:font-weight-asian="bold" style:font-weight-complex="bold"/>
    </style:style>
    <style:style style:name="P234" style:family="paragraph" style:parent-style-name="Table_20_Contents">
      <style:text-properties fo:font-weight="bold" officeooo:paragraph-rsid="00afa15c" style:font-weight-asian="bold" style:font-weight-complex="bold"/>
    </style:style>
    <style:style style:name="P235" style:family="paragraph" style:parent-style-name="Table_20_Contents">
      <style:text-properties fo:font-weight="bold" officeooo:paragraph-rsid="00bc4977" style:font-weight-asian="bold" style:font-weight-complex="bold"/>
    </style:style>
    <style:style style:name="P236" style:family="paragraph" style:parent-style-name="Table_20_Contents">
      <style:text-properties fo:font-weight="bold" officeooo:rsid="00bc4977" officeooo:paragraph-rsid="00bc4977" style:font-weight-asian="bold" style:font-weight-complex="bold"/>
    </style:style>
    <style:style style:name="P237" style:family="paragraph" style:parent-style-name="Table_20_Contents">
      <style:text-properties fo:font-weight="bold" officeooo:rsid="00bc4977" officeooo:paragraph-rsid="00bf7a1a" style:font-weight-asian="bold" style:font-weight-complex="bold"/>
    </style:style>
    <style:style style:name="P238" style:family="paragraph" style:parent-style-name="Table_20_Contents">
      <style:text-properties fo:font-weight="bold" officeooo:paragraph-rsid="00bf7a1a" style:font-weight-asian="bold" style:font-weight-complex="bold"/>
    </style:style>
    <style:style style:name="P239" style:family="paragraph" style:parent-style-name="Table_20_Contents">
      <style:paragraph-properties fo:text-align="start" style:justify-single-word="false"/>
      <style:text-properties officeooo:paragraph-rsid="0044c80f"/>
    </style:style>
    <style:style style:name="P240" style:family="paragraph" style:parent-style-name="Table_20_Contents">
      <style:paragraph-properties fo:text-align="start" style:justify-single-word="false"/>
      <style:text-properties officeooo:paragraph-rsid="007bb5d2"/>
    </style:style>
    <style:style style:name="P241" style:family="paragraph" style:parent-style-name="Table_20_Contents">
      <style:paragraph-properties fo:text-align="start" style:justify-single-word="false"/>
      <style:text-properties officeooo:paragraph-rsid="00917215"/>
    </style:style>
    <style:style style:name="P242" style:family="paragraph" style:parent-style-name="Table_20_Contents">
      <style:paragraph-properties fo:text-align="start" style:justify-single-word="false"/>
      <style:text-properties officeooo:paragraph-rsid="00934df6"/>
    </style:style>
    <style:style style:name="P243" style:family="paragraph" style:parent-style-name="Table_20_Contents">
      <style:paragraph-properties fo:text-align="start" style:justify-single-word="false"/>
      <style:text-properties officeooo:paragraph-rsid="00944139"/>
    </style:style>
    <style:style style:name="P244" style:family="paragraph" style:parent-style-name="Table_20_Contents">
      <style:paragraph-properties fo:text-align="start" style:justify-single-word="false"/>
      <style:text-properties officeooo:paragraph-rsid="00b576cd"/>
    </style:style>
    <style:style style:name="P245" style:family="paragraph" style:parent-style-name="Table_20_Contents">
      <style:paragraph-properties fo:text-align="start" style:justify-single-word="false"/>
      <style:text-properties officeooo:paragraph-rsid="00bf7a1a"/>
    </style:style>
    <style:style style:name="P246" style:family="paragraph" style:parent-style-name="Table_20_Contents">
      <style:paragraph-properties fo:text-align="start" style:justify-single-word="false"/>
      <style:text-properties fo:font-style="italic" fo:font-weight="bold" officeooo:rsid="00ba88e4" officeooo:paragraph-rsid="00ba88e4" style:font-style-asian="italic" style:font-weight-asian="bold" style:font-style-complex="italic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fo:font-style="italic" fo:font-weight="bold" officeooo:rsid="00ba88e4" officeooo:paragraph-rsid="00ba88e4" style:font-style-asian="italic" style:font-weight-asian="bold" style:font-style-complex="italic" style:font-weight-complex="bold"/>
    </style:style>
    <style:style style:name="P248" style:family="paragraph" style:parent-style-name="Table_20_Contents">
      <style:text-properties fo:font-style="italic" officeooo:rsid="00bc4977" officeooo:paragraph-rsid="00bc4977" style:font-style-asian="italic" style:font-style-complex="italic"/>
    </style:style>
    <style:style style:name="P249" style:family="paragraph" style:parent-style-name="Table_20_Contents">
      <style:text-properties fo:font-style="italic" officeooo:rsid="00bc4977" officeooo:paragraph-rsid="00bf7a1a" style:font-style-asian="italic" style:font-style-complex="italic"/>
    </style:style>
    <style:style style:name="P250" style:family="paragraph" style:parent-style-name="Table_20_Contents">
      <style:text-properties fo:font-style="italic" officeooo:rsid="00bdacfa" officeooo:paragraph-rsid="00bc4977" style:font-style-asian="italic" style:font-style-complex="italic"/>
    </style:style>
    <style:style style:name="P251" style:family="paragraph" style:parent-style-name="Table_20_Contents">
      <style:paragraph-properties fo:text-align="start" style:justify-single-word="false"/>
      <style:text-properties fo:font-style="italic" fo:font-weight="normal" officeooo:rsid="00bbcf04" officeooo:paragraph-rsid="00bbcf04" style:font-style-asian="italic" style:font-weight-asian="normal" style:font-style-complex="italic" style:font-weight-complex="normal"/>
    </style:style>
    <style:style style:name="P252" style:family="paragraph" style:parent-style-name="Table_20_Contents">
      <style:paragraph-properties fo:text-align="start" style:justify-single-word="false"/>
      <style:text-properties fo:font-style="italic" fo:font-weight="normal" officeooo:rsid="00bc4977" officeooo:paragraph-rsid="00bf7a1a" style:font-style-asian="italic" style:font-weight-asian="normal" style:font-style-complex="italic" style:font-weight-complex="normal"/>
    </style:style>
    <style:style style:name="P253" style:family="paragraph" style:parent-style-name="Table_20_Contents">
      <style:paragraph-properties fo:text-align="start" style:justify-single-word="false"/>
      <style:text-properties fo:font-style="italic" fo:font-weight="normal" officeooo:rsid="00bdacfa" officeooo:paragraph-rsid="00bf7a1a" style:font-style-asian="italic" style:font-weight-asian="normal" style:font-style-complex="italic" style:font-weight-complex="normal"/>
    </style:style>
    <style:style style:name="P254" style:family="paragraph" style:parent-style-name="Table_20_Contents">
      <style:paragraph-properties fo:text-align="center" style:justify-single-word="false"/>
      <style:text-properties style:font-name="Liberation Sans" officeooo:paragraph-rsid="00934df6"/>
    </style:style>
    <style:style style:name="P255" style:family="paragraph" style:parent-style-name="Table_20_Contents">
      <style:paragraph-properties fo:text-align="start" style:justify-single-word="false"/>
      <style:text-properties style:font-name="Liberation Sans" fo:font-weight="normal" officeooo:paragraph-rsid="00934df6" style:font-weight-asian="normal" style:font-weight-complex="normal"/>
    </style:style>
    <style:style style:name="P256" style:family="paragraph" style:parent-style-name="Table_20_Contents">
      <style:paragraph-properties fo:text-align="start" style:justify-single-word="false"/>
      <style:text-properties style:font-name="Liberation Serif" fo:font-weight="normal" officeooo:rsid="0095ec94" officeooo:paragraph-rsid="0095ec94" style:font-weight-asian="normal" style:font-weight-complex="normal"/>
    </style:style>
    <style:style style:name="P257" style:family="paragraph" style:parent-style-name="Table_20_Contents">
      <style:paragraph-properties fo:text-align="start" style:justify-single-word="false"/>
      <style:text-properties style:font-name="Liberation Serif" fo:font-weight="bold" officeooo:rsid="0095ec94" officeooo:paragraph-rsid="00bf7a1a" style:font-weight-asian="bold" style:font-weight-complex="bold"/>
    </style:style>
    <style:style style:name="P258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98b7f0" officeooo:paragraph-rsid="0098b7f0" style:font-size-asian="8.75pt" style:font-style-asian="normal" style:font-weight-asian="normal" style:font-size-complex="10pt" style:font-style-complex="normal" style:font-weight-complex="normal"/>
    </style:style>
    <style:style style:name="P259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98b7f0" officeooo:paragraph-rsid="00bf7a1a" style:font-size-asian="8.75pt" style:font-style-asian="normal" style:font-weight-asian="normal" style:font-size-complex="10pt" style:font-style-complex="normal" style:font-weight-complex="normal"/>
    </style:style>
    <style:style style:name="P260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9a53ec" officeooo:paragraph-rsid="009a53ec" style:font-size-asian="8.75pt" style:font-style-asian="normal" style:font-weight-asian="normal" style:font-size-complex="10pt" style:font-style-complex="normal" style:font-weight-complex="normal"/>
    </style:style>
    <style:style style:name="P261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95ec94" officeooo:paragraph-rsid="00bf7a1a" style:font-size-asian="8.75pt" style:font-style-asian="normal" style:font-weight-asian="normal" style:font-size-complex="10pt" style:font-style-complex="normal" style:font-weight-complex="normal"/>
    </style:style>
    <style:style style:name="P262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b6c89b" officeooo:paragraph-rsid="00b6c89b" style:font-size-asian="8.75pt" style:font-style-asian="normal" style:font-weight-asian="bold" style:font-size-complex="10pt" style:font-style-complex="normal" style:font-weight-complex="bold"/>
    </style:style>
    <style:style style:name="P263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b6c89b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264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b82612" officeooo:paragraph-rsid="00b82612" style:font-size-asian="8.75pt" style:font-style-asian="normal" style:font-weight-asian="bold" style:font-size-complex="10pt" style:font-style-complex="normal" style:font-weight-complex="bold"/>
    </style:style>
    <style:style style:name="P265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b82612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266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normal" officeooo:rsid="00b6c89b" officeooo:paragraph-rsid="00b6c89b" style:font-size-asian="8.75pt" style:font-style-asian="italic" style:font-weight-asian="normal" style:font-size-complex="10pt" style:font-style-complex="italic" style:font-weight-complex="normal"/>
    </style:style>
    <style:style style:name="P267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normal" officeooo:rsid="00b6c89b" officeooo:paragraph-rsid="00bf7a1a" style:font-size-asian="8.75pt" style:font-style-asian="italic" style:font-weight-asian="normal" style:font-size-complex="10pt" style:font-style-complex="italic" style:font-weight-complex="normal"/>
    </style:style>
    <style:style style:name="P268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normal" officeooo:rsid="00b82612" officeooo:paragraph-rsid="00b82612" style:font-size-asian="8.75pt" style:font-style-asian="italic" style:font-weight-asian="normal" style:font-size-complex="10pt" style:font-style-complex="italic" style:font-weight-complex="normal"/>
    </style:style>
    <style:style style:name="P269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normal" officeooo:rsid="00b82612" officeooo:paragraph-rsid="00bf7a1a" style:font-size-asian="8.75pt" style:font-style-asian="italic" style:font-weight-asian="normal" style:font-size-complex="10pt" style:font-style-complex="italic" style:font-weight-complex="normal"/>
    </style:style>
    <style:style style:name="P270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bold" officeooo:rsid="00b82612" officeooo:paragraph-rsid="00b82612" style:font-size-asian="8.75pt" style:font-style-asian="italic" style:font-weight-asian="bold" style:font-size-complex="10pt" style:font-style-complex="italic" style:font-weight-complex="bold"/>
    </style:style>
    <style:style style:name="P271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bold" officeooo:rsid="00b82612" officeooo:paragraph-rsid="00bf7a1a" style:font-size-asian="8.75pt" style:font-style-asian="italic" style:font-weight-asian="bold" style:font-size-complex="10pt" style:font-style-complex="italic" style:font-weight-complex="bold"/>
    </style:style>
    <style:style style:name="P272" style:family="paragraph" style:parent-style-name="Table_20_Contents">
      <style:text-properties officeooo:paragraph-rsid="009e636d"/>
    </style:style>
    <style:style style:name="P273" style:family="paragraph" style:parent-style-name="Table_20_Contents">
      <style:text-properties officeooo:rsid="009ee554" officeooo:paragraph-rsid="00a3ac7e"/>
    </style:style>
    <style:style style:name="P274" style:family="paragraph" style:parent-style-name="Table_20_Contents">
      <style:text-properties officeooo:paragraph-rsid="009ee554"/>
    </style:style>
    <style:style style:name="P275" style:family="paragraph" style:parent-style-name="Table_20_Contents">
      <style:text-properties officeooo:paragraph-rsid="00a3ac7e"/>
    </style:style>
    <style:style style:name="P276" style:family="paragraph" style:parent-style-name="Table_20_Contents">
      <style:text-properties officeooo:paragraph-rsid="00a9d4b2"/>
    </style:style>
    <style:style style:name="P277" style:family="paragraph" style:parent-style-name="Table_20_Contents">
      <style:text-properties officeooo:rsid="00bc4977" officeooo:paragraph-rsid="00bc4977"/>
    </style:style>
    <style:style style:name="P278" style:family="paragraph" style:parent-style-name="Table_20_Contents">
      <style:text-properties officeooo:rsid="00bc4977" officeooo:paragraph-rsid="00bf7a1a"/>
    </style:style>
    <style:style style:name="P279" style:family="paragraph" style:parent-style-name="Table_20_Contents">
      <style:text-properties officeooo:rsid="00bdacfa" officeooo:paragraph-rsid="00bdac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normal" style:font-size-asian="8.75pt" style:font-style-asian="normal" style:font-size-complex="10pt" style:font-style-complex="normal"/>
    </style:style>
    <style:style style:name="T3" style:family="text">
      <style:text-properties fo:font-size="10pt" fo:font-style="normal" officeooo:rsid="002b67f3" style:font-size-asian="8.75pt" style:font-style-asian="normal" style:font-size-complex="10pt" style:font-style-complex="normal"/>
    </style:style>
    <style:style style:name="T4" style:family="text">
      <style:text-properties fo:font-size="10pt" fo:font-style="normal" officeooo:rsid="00313058" style:font-size-asian="8.75pt" style:font-style-asian="normal" style:font-size-complex="10pt" style:font-style-complex="normal"/>
    </style:style>
    <style:style style:name="T5" style:family="text">
      <style:text-properties fo:font-size="10pt" fo:font-style="normal" officeooo:rsid="003e80af" style:font-size-asian="8.75pt" style:font-style-asian="normal" style:font-size-complex="10pt" style:font-style-complex="normal"/>
    </style:style>
    <style:style style:name="T6" style:family="text">
      <style:text-properties fo:font-size="10pt" fo:font-style="normal" officeooo:rsid="00410b1b" style:font-size-asian="8.75pt" style:font-style-asian="normal" style:font-size-complex="10pt" style:font-style-complex="normal"/>
    </style:style>
    <style:style style:name="T7" style:family="text">
      <style:text-properties fo:font-size="10pt" fo:font-style="normal" officeooo:rsid="004a7192" style:font-size-asian="8.75pt" style:font-style-asian="normal" style:font-size-complex="10pt" style:font-style-complex="normal"/>
    </style:style>
    <style:style style:name="T8" style:family="text">
      <style:text-properties fo:font-size="10pt" fo:font-style="normal" officeooo:rsid="0063d875" style:font-size-asian="8.75pt" style:font-style-asian="normal" style:font-size-complex="10pt" style:font-style-complex="normal"/>
    </style:style>
    <style:style style:name="T9" style:family="text">
      <style:text-properties fo:font-size="10pt" fo:font-style="normal" officeooo:rsid="0064917f" style:font-size-asian="8.75pt" style:font-style-asian="normal" style:font-size-complex="10pt" style:font-style-complex="normal"/>
    </style:style>
    <style:style style:name="T10" style:family="text">
      <style:text-properties fo:font-size="10pt" fo:font-style="normal" officeooo:rsid="00934df6" style:font-size-asian="8.75pt" style:font-style-asian="normal" style:font-size-complex="10pt" style:font-style-complex="normal"/>
    </style:style>
    <style:style style:name="T11" style:family="text">
      <style:text-properties fo:font-size="10pt" fo:font-style="normal" officeooo:rsid="0098b332" style:font-size-asian="8.75pt" style:font-style-asian="normal" style:font-size-complex="10pt" style:font-style-complex="normal"/>
    </style:style>
    <style:style style:name="T12" style:family="text">
      <style:text-properties fo:font-size="10pt" fo:font-style="normal" officeooo:rsid="009e636d" style:font-size-asian="8.75pt" style:font-style-asian="normal" style:font-size-complex="10pt" style:font-style-complex="normal"/>
    </style:style>
    <style:style style:name="T13" style:family="text">
      <style:text-properties fo:font-size="10pt" fo:font-style="normal" officeooo:rsid="00a3ac7e" style:font-size-asian="8.75pt" style:font-style-asian="normal" style:font-size-complex="10pt" style:font-style-complex="normal"/>
    </style:style>
    <style:style style:name="T14" style:family="text">
      <style:text-properties fo:font-size="10pt" fo:font-style="normal" officeooo:rsid="00a55463" style:font-size-asian="8.75pt" style:font-style-asian="normal" style:font-size-complex="10pt" style:font-style-complex="normal"/>
    </style:style>
    <style:style style:name="T15" style:family="text">
      <style:text-properties fo:font-size="10pt" fo:font-style="normal" officeooo:rsid="00a5bc4a" style:font-size-asian="8.75pt" style:font-style-asian="normal" style:font-size-complex="10pt" style:font-style-complex="normal"/>
    </style:style>
    <style:style style:name="T16" style:family="text">
      <style:text-properties fo:font-size="10pt" fo:font-style="normal" officeooo:rsid="00a87375" style:font-size-asian="8.75pt" style:font-style-asian="normal" style:font-size-complex="10pt" style:font-style-complex="normal"/>
    </style:style>
    <style:style style:name="T17" style:family="text">
      <style:text-properties fo:font-size="10pt" fo:font-style="normal" officeooo:rsid="00afa15c" style:font-size-asian="8.75pt" style:font-style-asian="normal" style:font-size-complex="10pt" style:font-style-complex="normal"/>
    </style:style>
    <style:style style:name="T18" style:family="text">
      <style:text-properties fo:font-size="10pt" fo:font-style="normal" officeooo:rsid="00b0e9d7" style:font-size-asian="8.75pt" style:font-style-asian="normal" style:font-size-complex="10pt" style:font-style-complex="normal"/>
    </style:style>
    <style:style style:name="T19" style:family="text">
      <style:text-properties fo:font-size="10pt" fo:font-style="normal" officeooo:rsid="00bc4977" style:font-size-asian="8.75pt" style:font-style-asian="normal" style:font-size-complex="10pt" style:font-style-complex="normal"/>
    </style:style>
    <style:style style:name="T20" style:family="text">
      <style:text-properties fo:font-size="10pt" fo:font-style="normal" officeooo:rsid="00bdacfa" style:font-size-asian="8.75pt" style:font-style-asian="normal" style:font-size-complex="10pt" style:font-style-complex="normal"/>
    </style:style>
    <style:style style:name="T21" style:family="text">
      <style:text-properties fo:font-size="10pt" fo:font-style="normal" fo:font-weight="bold" officeooo:rsid="005fbee4" style:font-size-asian="8.75pt" style:font-style-asian="normal" style:font-weight-asian="bold" style:font-size-complex="10pt" style:font-style-complex="normal" style:font-weight-complex="bold"/>
    </style:style>
    <style:style style:name="T22" style:family="text">
      <style:text-properties fo:font-size="10pt" fo:font-style="normal" fo:font-weight="bold" officeooo:rsid="0074c8d0" style:font-size-asian="8.75pt" style:font-style-asian="normal" style:font-weight-asian="bold" style:font-size-complex="10pt" style:font-style-complex="normal" style:font-weight-complex="bold"/>
    </style:style>
    <style:style style:name="T23" style:family="text">
      <style:text-properties fo:font-size="10pt" fo:font-style="normal" fo:font-weight="bold" officeooo:rsid="007bb5d2" style:font-size-asian="8.75pt" style:font-style-asian="normal" style:font-weight-asian="bold" style:font-size-complex="10pt" style:font-style-complex="normal" style:font-weight-complex="bold"/>
    </style:style>
    <style:style style:name="T24" style:family="text">
      <style:text-properties fo:font-size="10pt" fo:font-style="normal" fo:font-weight="bold" officeooo:rsid="00934df6" style:font-size-asian="8.75pt" style:font-style-asian="normal" style:font-weight-asian="bold" style:font-size-complex="10pt" style:font-style-complex="normal" style:font-weight-complex="bold"/>
    </style:style>
    <style:style style:name="T25" style:family="text">
      <style:text-properties fo:font-size="10pt" fo:font-style="normal" fo:font-weight="bold" officeooo:rsid="00917215" style:font-size-asian="8.75pt" style:font-style-asian="normal" style:font-weight-asian="bold" style:font-size-complex="10pt" style:font-style-complex="normal" style:font-weight-complex="bold"/>
    </style:style>
    <style:style style:name="T26" style:family="text">
      <style:text-properties fo:font-size="10pt" fo:font-style="normal" fo:font-weight="bold" officeooo:rsid="00944139" style:font-size-asian="8.75pt" style:font-style-asian="normal" style:font-weight-asian="bold" style:font-size-complex="10pt" style:font-style-complex="normal" style:font-weight-complex="bold"/>
    </style:style>
    <style:style style:name="T27" style:family="text">
      <style:text-properties fo:font-size="10pt" fo:font-style="normal" fo:font-weight="bold" officeooo:rsid="009e636d" style:font-size-asian="8.75pt" style:font-style-asian="normal" style:font-weight-asian="bold" style:font-size-complex="10pt" style:font-style-complex="normal" style:font-weight-complex="bold"/>
    </style:style>
    <style:style style:name="T28" style:family="text">
      <style:text-properties fo:font-size="10pt" fo:font-style="normal" fo:font-weight="bold" officeooo:rsid="009ee554" style:font-size-asian="8.75pt" style:font-style-asian="normal" style:font-weight-asian="bold" style:font-size-complex="10pt" style:font-style-complex="normal" style:font-weight-complex="bold"/>
    </style:style>
    <style:style style:name="T29" style:family="text">
      <style:text-properties fo:font-size="10pt" fo:font-style="normal" fo:font-weight="bold" officeooo:rsid="00a3ac7e" style:font-size-asian="8.75pt" style:font-style-asian="normal" style:font-weight-asian="bold" style:font-size-complex="10pt" style:font-style-complex="normal" style:font-weight-complex="bold"/>
    </style:style>
    <style:style style:name="T30" style:family="text">
      <style:text-properties fo:font-size="10pt" fo:font-style="normal" fo:font-weight="bold" officeooo:rsid="00a9d4b2" style:font-size-asian="8.75pt" style:font-style-asian="normal" style:font-weight-asian="bold" style:font-size-complex="10pt" style:font-style-complex="normal" style:font-weight-complex="bold"/>
    </style:style>
    <style:style style:name="T31" style:family="text">
      <style:text-properties fo:font-size="10pt" fo:font-style="normal" fo:font-weight="bold" officeooo:rsid="00b0e9d7" style:font-size-asian="8.75pt" style:font-style-asian="normal" style:font-weight-asian="bold" style:font-size-complex="10pt" style:font-style-complex="normal" style:font-weight-complex="bold"/>
    </style:style>
    <style:style style:name="T32" style:family="text"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7bb5d2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9e636d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09ee554" style:font-size-asian="8.75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0a00f11" style:font-size-asian="8.75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size="10pt" fo:font-style="normal" fo:font-weight="normal" officeooo:rsid="00a3ac7e" style:font-size-asian="8.75pt" style:font-style-asian="normal" style:font-weight-asian="normal" style:font-size-complex="10pt" style:font-style-complex="normal" style:font-weight-complex="normal"/>
    </style:style>
    <style:style style:name="T38" style:family="text">
      <style:text-properties fo:font-size="10pt" fo:font-style="normal" fo:font-weight="normal" officeooo:rsid="00afa15c" style:font-size-asian="8.75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size="10pt" fo:font-style="normal" fo:font-weight="normal" officeooo:rsid="00b0e9d7" style:font-size-asian="8.75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size="10pt" fo:font-style="normal" fo:font-weight="normal" officeooo:rsid="00bdacfa" style:font-size-asian="8.75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size="10pt" fo:font-style="italic" fo:font-weight="normal" officeooo:rsid="00b576cd" style:font-size-asian="8.75pt" style:font-style-asian="italic" style:font-weight-asian="normal" style:font-size-complex="10pt" style:font-style-complex="italic" style:font-weight-complex="normal"/>
    </style:style>
    <style:style style:name="T42" style:family="text">
      <style:text-properties fo:font-size="10pt" fo:font-weight="normal" style:font-size-asian="8.75pt" style:font-weight-asian="normal" style:font-size-complex="10pt" style:font-weight-complex="normal"/>
    </style:style>
    <style:style style:name="T43" style:family="text">
      <style:text-properties fo:font-size="10pt" fo:font-weight="normal" officeooo:rsid="007a4ad0" style:font-size-asian="8.75pt" style:font-weight-asian="normal" style:font-size-complex="10pt" style:font-weight-complex="normal"/>
    </style:style>
    <style:style style:name="T44" style:family="text">
      <style:text-properties fo:font-size="10pt" fo:font-weight="normal" officeooo:rsid="007bac9c" style:font-size-asian="8.75pt" style:font-weight-asian="normal" style:font-size-complex="10pt" style:font-weight-complex="normal"/>
    </style:style>
    <style:style style:name="T45" style:family="text">
      <style:text-properties fo:font-size="10pt" style:font-size-asian="8.75pt" style:font-size-complex="10pt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d467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5b07c" style:font-style-asian="normal" style:font-weight-asian="normal" style:font-style-complex="normal" style:font-weight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2d4674" style:font-style-asian="normal" style:font-style-complex="normal"/>
    </style:style>
    <style:style style:name="T51" style:family="text">
      <style:text-properties fo:font-style="normal" officeooo:rsid="002d5a41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officeooo:rsid="00313058"/>
    </style:style>
    <style:style style:name="T54" style:family="text">
      <style:text-properties officeooo:rsid="0031d731"/>
    </style:style>
    <style:style style:name="T55" style:family="text">
      <style:text-properties officeooo:rsid="0033dec6"/>
    </style:style>
    <style:style style:name="T56" style:family="text">
      <style:text-properties officeooo:rsid="003e80af"/>
    </style:style>
    <style:style style:name="T57" style:family="text">
      <style:text-properties fo:font-variant="normal" fo:text-transform="none" fo:color="#242729" style:font-name="Liberation Serif" fo:font-size="10pt" fo:letter-spacing="normal" fo:font-style="normal" fo:font-weight="normal" officeooo:rsid="0044c80f" fo:background-color="#eff0f1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8" style:family="text">
      <style:text-properties fo:font-variant="normal" fo:text-transform="none" fo:color="#242729" style:font-name="Liberation Serif" fo:font-size="10pt" fo:letter-spacing="normal" fo:font-style="normal" fo:font-weight="normal" officeooo:rsid="0053f0b1" style:font-size-asian="8.75pt" style:font-style-asian="normal" style:font-weight-asian="normal" style:font-size-complex="10pt" style:font-style-complex="normal" style:font-weight-complex="normal"/>
    </style:style>
    <style:style style:name="T59" style:family="text">
      <style:text-properties fo:font-variant="normal" fo:text-transform="none" fo:color="#242729" style:font-name="Liberation Serif" fo:font-size="10pt" fo:letter-spacing="normal" fo:font-style="normal" fo:font-weight="normal" officeooo:rsid="0044c80f" style:font-size-asian="8.75pt" style:font-style-asian="normal" style:font-weight-asian="normal" style:font-size-complex="10pt" style:font-style-complex="normal" style:font-weight-complex="normal"/>
    </style:style>
    <style:style style:name="T60" style:family="text">
      <style:text-properties fo:font-variant="normal" fo:text-transform="none" fo:color="#242729" style:font-name="Liberation Serif" fo:font-size="10pt" fo:letter-spacing="normal" fo:font-style="normal" fo:font-weight="bold" officeooo:rsid="00463107" fo:background-color="#eff0f1" loext:char-shading-value="0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1" style:family="text">
      <style:text-properties fo:font-variant="normal" fo:text-transform="none" fo:color="#242729" style:font-name="Liberation Serif" fo:font-size="10pt" fo:letter-spacing="normal" fo:font-style="normal" fo:font-weight="bold" officeooo:rsid="0047f787" fo:background-color="#eff0f1" loext:char-shading-value="0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2" style:family="text">
      <style:text-properties fo:font-variant="normal" fo:text-transform="none" fo:color="#242729" style:font-name="Liberation Serif" fo:font-size="10pt" fo:letter-spacing="normal" fo:font-style="normal" fo:font-weight="bold" officeooo:rsid="0053f0b1" fo:background-color="#eff0f1" loext:char-shading-value="0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3" style:family="text">
      <style:text-properties fo:font-variant="normal" fo:text-transform="none" fo:color="#242729" style:font-name="Liberation Serif" fo:letter-spacing="normal" fo:background-color="#eff0f1" loext:char-shading-value="0" style:font-size-asian="10pt" loext:padding="0in" loext:border="none"/>
    </style:style>
    <style:style style:name="T64" style:family="text">
      <style:text-properties officeooo:rsid="0044948b" style:font-style-asian="normal" style:font-weight-asian="bold" style:font-style-complex="normal" style:font-weight-complex="bold"/>
    </style:style>
    <style:style style:name="T65" style:family="text">
      <style:text-properties officeooo:rsid="0044c80f" style:font-style-asian="normal" style:font-weight-asian="bold" style:font-style-complex="normal" style:font-weight-complex="bold"/>
    </style:style>
    <style:style style:name="T66" style:family="text">
      <style:text-properties officeooo:rsid="00463107" style:font-style-asian="normal" style:font-weight-asian="bold" style:font-style-complex="normal" style:font-weight-complex="bold"/>
    </style:style>
    <style:style style:name="T67" style:family="text">
      <style:text-properties style:font-name="Liberation Serif" fo:font-size="10pt" fo:font-style="normal" fo:font-weight="normal" officeooo:rsid="0044c80f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officeooo:rsid="004c0a0d"/>
    </style:style>
    <style:style style:name="T69" style:family="text">
      <style:text-properties officeooo:rsid="0051840b"/>
    </style:style>
    <style:style style:name="T70" style:family="text">
      <style:text-properties officeooo:rsid="00553a98"/>
    </style:style>
    <style:style style:name="T71" style:family="text">
      <style:text-properties officeooo:rsid="0056c88e"/>
    </style:style>
    <style:style style:name="T72" style:family="text">
      <style:text-properties officeooo:rsid="0057097f"/>
    </style:style>
    <style:style style:name="T73" style:family="text">
      <style:text-properties officeooo:rsid="0057109e"/>
    </style:style>
    <style:style style:name="T74" style:family="text">
      <style:text-properties officeooo:rsid="0064fd88"/>
    </style:style>
    <style:style style:name="T75" style:family="text">
      <style:text-properties officeooo:rsid="00665396"/>
    </style:style>
    <style:style style:name="T76" style:family="text">
      <style:text-properties officeooo:rsid="0067d583"/>
    </style:style>
    <style:style style:name="T77" style:family="text">
      <style:text-properties officeooo:rsid="00710159"/>
    </style:style>
    <style:style style:name="T78" style:family="text">
      <style:text-properties officeooo:rsid="007a4ad0"/>
    </style:style>
    <style:style style:name="T79" style:family="text">
      <style:text-properties officeooo:rsid="007bac9c"/>
    </style:style>
    <style:style style:name="T80" style:family="text">
      <style:text-properties officeooo:rsid="00835fe3"/>
    </style:style>
    <style:style style:name="T81" style:family="text">
      <style:text-properties officeooo:rsid="0084d968"/>
    </style:style>
    <style:style style:name="T82" style:family="text">
      <style:text-properties officeooo:rsid="00863c87"/>
    </style:style>
    <style:style style:name="T83" style:family="text">
      <style:text-properties officeooo:rsid="008d16bf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officeooo:rsid="00921946"/>
    </style:style>
    <style:style style:name="T86" style:family="text">
      <style:text-properties officeooo:rsid="00944139"/>
    </style:style>
    <style:style style:name="T87" style:family="text">
      <style:text-properties fo:font-size="12pt" style:font-size-asian="12pt" style:font-size-complex="12pt"/>
    </style:style>
    <style:style style:name="T88" style:family="text">
      <style:text-properties officeooo:rsid="0098b332"/>
    </style:style>
    <style:style style:name="T89" style:family="text">
      <style:text-properties style:font-name="Liberation Serif"/>
    </style:style>
    <style:style style:name="T90" style:family="text">
      <style:text-properties style:font-name="Liberation Serif" fo:font-size="10pt" fo:font-style="normal" officeooo:rsid="0098b332" style:font-size-asian="8.75pt" style:font-style-asian="normal" style:font-size-complex="10pt" style:font-style-complex="normal"/>
    </style:style>
    <style:style style:name="T91" style:family="text">
      <style:text-properties style:font-name="Liberation Serif" fo:font-size="10pt" fo:font-style="normal" officeooo:rsid="0098b7f0" style:font-size-asian="8.75pt" style:font-style-asian="normal" style:font-size-complex="10pt" style:font-style-complex="normal"/>
    </style:style>
    <style:style style:name="T92" style:family="text">
      <style:text-properties style:font-name="Liberation Serif" fo:font-size="10pt" fo:font-style="normal" fo:font-weight="bold" officeooo:rsid="00b8ba5a" style:font-size-asian="8.75pt" style:font-style-asian="normal" style:font-weight-asian="bold" style:font-size-complex="10pt" style:font-style-complex="normal" style:font-weight-complex="bold"/>
    </style:style>
    <style:style style:name="T93" style:family="text">
      <style:text-properties style:font-name="Liberation Serif" fo:font-size="10pt" fo:font-style="italic" fo:font-weight="normal" officeooo:rsid="00b576cd" style:font-size-asian="8.75pt" style:font-style-asian="italic" style:font-weight-asian="normal" style:font-size-complex="10pt" style:font-style-complex="italic" style:font-weight-complex="normal"/>
    </style:style>
    <style:style style:name="T94" style:family="text">
      <style:text-properties style:font-name="Liberation Serif" fo:font-size="10pt" style:font-size-asian="8.75pt" style:font-size-complex="10pt"/>
    </style:style>
    <style:style style:name="T95" style:family="text">
      <style:text-properties style:font-name="Liberation Serif" fo:font-size="10pt" officeooo:rsid="00bc4977" style:font-size-asian="8.75pt" style:font-size-complex="10pt"/>
    </style:style>
    <style:style style:name="T96" style:family="text">
      <style:text-properties officeooo:rsid="009bc15e"/>
    </style:style>
    <style:style style:name="T97" style:family="text">
      <style:text-properties officeooo:rsid="009ee554"/>
    </style:style>
    <style:style style:name="T98" style:family="text">
      <style:text-properties officeooo:rsid="00a00f11"/>
    </style:style>
    <style:style style:name="T99" style:family="text">
      <style:text-properties officeooo:rsid="00a55463"/>
    </style:style>
    <style:style style:name="T100" style:family="text">
      <style:text-properties officeooo:rsid="00afa15c"/>
    </style:style>
    <style:style style:name="T101" style:family="text">
      <style:text-properties officeooo:rsid="00b0e9d7"/>
    </style:style>
    <style:style style:name="T102" style:family="text">
      <style:text-properties officeooo:rsid="00b24278"/>
    </style:style>
    <style:style style:name="T103" style:family="text">
      <style:text-properties officeooo:rsid="00b576cd"/>
    </style:style>
    <style:style style:name="T104" style:family="text">
      <style:text-properties officeooo:rsid="00bec4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BUNTU LINUX<text:span text:style-name="T77">+ COMPTia </text:span>CERT<text:span text:style-name="T56">IFICATION</text:span> CHEAT SHEET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3">FTP<text:span text:style-name="T55"> SERVER INSTALL ====================</text:span></text:p>
            <text:p text:style-name="P12">* Installation</text:p>
            <text:p text:style-name="P3">$ aptitude install vsftpd ftp </text:p>
            <text:p text:style-name="P3"/>
            <text:p text:style-name="P11">* Start Service</text:p>
            <text:p text:style-name="P4">$ sudo service vsftpd start</text:p>
            <text:p text:style-name="P3"/>
            <text:p text:style-name="P13">* Backup Config File</text:p>
            <text:p text:style-name="P5">$ cp /etc/vsftpd.conf /etc/vsftpd.conf.orig</text:p>
            <text:p text:style-name="P5"/>
            <text:p text:style-name="P6">* <text:span text:style-name="T1">Edit Configuration File</text:span></text:p>
            <text:p text:style-name="P6">$ sudo nano /etc/vsftpd.conf</text:p>
            <text:p text:style-name="P7">(see attached options)</text:p>
            <text:p text:style-name="P7"/>
            <text:p text:style-name="P17">* Create a repository storage for your files - same as configuration file ******</text:p>
            <text:p text:style-name="P10">$ sudo mkdir /storage/ftp</text:p>
            <text:p text:style-name="P10"/>
            <text:p text:style-name="P14">* Restart the FTP service</text:p>
            <text:p text:style-name="P7">$ sudo service vsftpd restart</text:p>
            <text:p text:style-name="P7"/>
            <text:p text:style-name="P15">* Allow FTP traffic through the firewall</text:p>
            <text:p text:style-name="P8">$ sudo ufw enable</text:p>
            <text:p text:style-name="P8"/>
            <text:p text:style-name="P15">* Reload a configuration</text:p>
            <text:p text:style-name="P8">$ modprobe ip_conntrack_ftp</text:p>
            <text:p text:style-name="P8"/>
            <text:p text:style-name="P16">* Permanently Setup Configuration</text:p>
            <text:p text:style-name="P9">$ echo "ip_conntrack_ftp" &gt;&gt; /etc/modules</text:p>
            <text:p text:style-name="P18"/>
            <text:p text:style-name="P24">MSQL/<text:span text:style-name="T73">MARIADB INSTALLATION &amp; CONFIGURATION</text:span></text:p>
            <text:p text:style-name="P21">====================</text:p>
            <text:p text:style-name="P29">* Installation</text:p>
            <text:p text:style-name="P53">$ sudo apt update</text:p>
            <text:p text:style-name="P53">$ sudo apt msql-server -y</text:p>
            <text:p text:style-name="P53"/>
            <text:p text:style-name="P29">* Setup Initial root password</text:p>
            <text:p text:style-name="P53">$ sudo mysqladmin -u root password "Enter password here";</text:p>
            <text:p text:style-name="P53"/>
            <text:p text:style-name="P29">* Login as root to MySQL/MariaDB server</text:p>
            <text:p text:style-name="P53">$ sudo mysql -u root -p</text:p>
            <text:p text:style-name="P53">- &gt; Enter password:*****</text:p>
            <text:p text:style-name="P53"/>
            <text:p text:style-name="P29">* Once inside MYSQL/MariaDB create a new user</text:p>
            <text:p text:style-name="P53">CREATE USER 'newusername'@'localhost' </text:p>
            <text:p text:style-name="P53"/>
            <text:p text:style-name="P73"><text:soft-page-break/><text:span text:style-name="Source_20_Text"><text:span text:style-name="T60">* Use n</text:span></text:span><text:span text:style-name="Source_20_Text"><text:span text:style-name="T61">map utility </text:span></text:span><text:span text:style-name="Source_20_Text"><text:span text:style-name="T60">to check which ports is NFS listening</text:span></text:span><text:span text:style-name="Source_20_Text"><text:span text:style-name="T62"> (in this case 1204)</text:span></text:span></text:p>
            <text:p text:style-name="P73"><text:span text:style-name="T58">$ </text:span><text:span text:style-name="T59">ufw allow from S</text:span><text:span text:style-name="T58">erverIP</text:span><text:span text:style-name="T59">/24 to any port </text:span><text:span text:style-name="T58">1204</text:span></text:p>
            <text:p text:style-name="P37"/>
            <text:p text:style-name="P51"><text:span text:style-name="T64">* If not </text:span><text:span text:style-name="T65">NFS is not </text:span><text:span text:style-name="T64">allow</text:span><text:span text:style-name="T66">ed then:</text:span></text:p>
            <text:p text:style-name="P59">$ ufw allow ServerIP 2049</text:p>
            <text:p text:style-name="P75"><text:span text:style-name="Source_20_Text"><text:span text:style-name="T63"/></text:span></text:p>
            <text:p text:style-name="P25">CONFIGURING THE NFS CLIENT</text:p>
            <text:p text:style-name="P33">====================</text:p>
            <text:p text:style-name="P38">* Install NFS Common</text:p>
            <text:p text:style-name="P60">$ sudo apt-get update</text:p>
            <text:p text:style-name="P60">$ sudo apt-get install nfs-common</text:p>
            <text:p text:style-name="P60"/>
            <text:p text:style-name="P38"><text:span text:style-name="T68">* </text:span>Create a mount point for the NFS host’s shared folder</text:p>
            <text:p text:style-name="P60">$ sudo mkdir -p /mnt/sharedfolder_client</text:p>
            <text:p text:style-name="P60"/>
            <text:p text:style-name="P39">* Take ownership of the client folder</text:p>
            <text:p text:style-name="P61">$ sudo chown nobody:nogroup /mnt/sharedfolder_client</text:p>
            <text:p text:style-name="P61"/>
            <text:p text:style-name="P40">* Give the users permissions to the client folder</text:p>
            <text:p text:style-name="P62">$ sudo chmod 777 /mnt/sharedfolder_client</text:p>
            <text:p text:style-name="P62"/>
            <text:p text:style-name="P40"><text:span text:style-name="T69">* </text:span>Mount the shared directory on the client</text:p>
            <text:p text:style-name="P62">$ sudo mount serverIP:/sharedfolder /mnt/sharedfolder_client</text:p>
            <text:p text:style-name="P62"/>
            <text:p text:style-name="P28"><text:span text:style-name="T72">NETWORK TIME PROTOCOL </text:span>(NTP)</text:p>
            <text:p text:style-name="P42">====================</text:p>
            <text:p text:style-name="P42">* Install</text:p>
            <text:p text:style-name="P63">$ sudo apt-get install ntpdate</text:p>
            <text:p text:style-name="P63"/>
            <text:p text:style-name="P41">* <text:span text:style-name="T71">Ways to check </text:span>current<text:span text:style-name="T71"> server</text:span> time </text:p>
            <text:p text:style-name="P63"><text:span text:style-name="T70">$ </text:span>ntpdate -qu 1.ro.pool.ntp.org</text:p>
            <text:p text:style-name="P63"/>
            <text:p text:style-name="P64">$ sudo timedatectl</text:p>
            <text:p text:style-name="P64">$ date</text:p>
            <text:p text:style-name="P64"/>
            <text:p text:style-name="P26">CONFIGURE USER AS SUPERUSER</text:p>
            <text:p text:style-name="P64">====================</text:p>
            <text:p text:style-name="P44">* Log in as the root user.</text:p>
            <text:p text:style-name="P49"/>
            <text:p text:style-name="P139"/>
            <text:p text:style-name="P64"/>
            <text:p text:style-name="P171"><text:soft-page-break/>* USERS ;LOGGED DETAILS </text:p>
            <text:p text:style-name="P107">$ w</text:p>
            <text:p text:style-name="P107"/>
            <text:p text:style-name="P192">* USERS last logged list</text:p>
            <text:p text:style-name="P137">$ last</text:p>
            <text:p text:style-name="P77"/>
            <text:p text:style-name="P77"><text:span text:style-name="T82">*</text:span> USERS last command configuration file:</text:p>
            <text:p text:style-name="P136"><text:s text:c="4"/>/var/log.wtmp </text:p>
            <text:p text:style-name="P136"><text:span text:style-name="T1"/></text:p>
            <text:p text:style-name="P138"><text:span text:style-name="T1">* USER ID &amp; GROUP ID</text:span> discovery:</text:p>
            <text:p text:style-name="P138">$ id</text:p>
            <text:p text:style-name="P138"/>
            <text:p text:style-name="P141"><text:span text:style-name="T1">* USERS ENVIRONMENT</text:span> file</text:p>
            <text:p text:style-name="P141">$ .bashrc</text:p>
            <text:p text:style-name="P141"/>
            <text:p text:style-name="P193">* USERS INITIAL Login shell configuration profile</text:p>
            <text:p text:style-name="P142">$ .bash_profile</text:p>
            <text:p text:style-name="P142"/>
            <text:p text:style-name="P194">* USERS DEFAULT PROFILE set via:</text:p>
            <text:p text:style-name="P143"><text:s text:c="6"/>/etc/skel</text:p>
            <text:p text:style-name="P143"/>
            <text:p text:style-name="P195">* USER INITIAL DEFAULT CONTENT /etc/skel/</text:p>
            <text:p text:style-name="P144"><text:span text:style-name="T83"><text:s text:c="6"/></text:span>.<text:span text:style-name="T84">bash_logout</text:span></text:p>
            <text:p text:style-name="P84"><text:span text:style-name="T83"><text:s text:c="6"/></text:span>.bash_logout</text:p>
            <text:p text:style-name="P85"><text:s text:c="6"/>.profile</text:p>
            <text:p text:style-name="P85"/>
            <text:p text:style-name="P97">FILE &amp; DIRECTORY PERMISSIONS</text:p>
            <text:p text:style-name="P97">====================</text:p>
            <text:p text:style-name="P145"><text:span text:style-name="T1">* PERMISSIONS SCENARIO</text:span></text:p>
            <text:p text:style-name="P145">#1. Restrict all access</text:p>
            <text:p text:style-name="P145"/>
            <text:p text:style-name="P241"><text:span text:style-name="T25">* PERMISSIONS DISCOVE</text:span><text:span text:style-name="T26">R </text:span><text:span text:style-name="T25">to files in </text:span><text:span text:style-name="T26">current folder </text:span><text:span text:style-name="T25">f</text:span><text:span text:style-name="T26">iles</text:span><text:span text:style-name="T25">:</text:span></text:p>
            <text:p text:style-name="P145">$ ls -l</text:p>
            <text:p text:style-name="P145"/>
            <text:p text:style-name="P243"><text:span text:style-name="T25">* PERMISSIONS DISCOVE</text:span><text:span text:style-name="T26">R </text:span><text:span text:style-name="T25">to files in f</text:span><text:span text:style-name="T26">olders</text:span><text:span text:style-name="T25">:</text:span></text:p>
            <text:p text:style-name="P146">$ ls -l<text:span text:style-name="T86">d</text:span></text:p>
            <text:p text:style-name="P145"/>
            <text:p text:style-name="P196">* PERMISSIONS <text:span text:style-name="T88"><text:s/>X </text:span>USER<text:span text:style-name="T88">S-GROUPS OTHERS</text:span> <text:span text:style-name="T85">assignment-remotion</text:span></text:p>
            <text:p text:style-name="P145">$ chmod <text:span text:style-name="T85"><text:s/>ugo +rw filename</text:span></text:p>
            <text:p text:style-name="P147">$ chmod <text:s/>u+x g+x o+r</text:p>
            <text:p text:style-name="P98">** <text:span text:style-name="T87">+ </text:span>assigns <text:span text:style-name="T87">- </text:span>removes **</text:p>
            <text:p text:style-name="P254"><text:span text:style-name="T24">Files --&gt; <text:s/>r=4 <text:s/>w-2 x=1</text:span></text:p>
            <text:p text:style-name="P254"><text:span text:style-name="T24">Folders --&gt; r=4 w-2</text:span></text:p>
            <text:p text:style-name="P255"><text:span text:style-name="T10"/></text:p>
            <text:p text:style-name="P256"><text:span text:style-name="T2"/></text:p>
            <text:p text:style-name="P256"><text:span text:style-name="T2"/></text:p>
            <text:p text:style-name="P247"><text:soft-page-break/><text:span text:style-name="T94">OWNERSHIP TROUBLESHOOTING</text:span></text:p>
            <text:p text:style-name="P246"><text:span text:style-name="T94">====================</text:span></text:p>
            <text:p text:style-name="P224"><text:span text:style-name="T94">Q: User unable to access a file, despite owner context having full permission.</text:span></text:p>
            <text:p text:style-name="P251"><text:span text:style-name="T94">A: </text:span><text:span text:style-name="T95">User is not the owner of the file.</text:span></text:p>
            <text:p text:style-name="P226"><text:span text:style-name="T95"/></text:p>
            <text:p text:style-name="P214">Q: User unable to DELETE <text:s/>a file despite the containing directory having full permission to the group.</text:p>
            <text:p text:style-name="P89">A: The directory's group owning group is not the same as the user's group.</text:p>
            <text:p text:style-name="P166"/>
            <text:p text:style-name="P238"><text:span text:style-name="T19">Q: Some users are able to MODIFY a file while others only have READ permission.</text:span></text:p>
            <text:p text:style-name="P249"><text:span text:style-name="T42">A: Use chgrp to change the file's owning group to some other group.</text:span></text:p>
            <text:p text:style-name="P278"><text:span text:style-name="T32"/></text:p>
            <text:p text:style-name="P237"><text:span text:style-name="T2">Q: User creates files in a shared directory, the files take on the user's group ID, when they should take on the directory's group ID?</text:span></text:p>
            <text:p text:style-name="P252"><text:span text:style-name="T94">A: Use chmod to set the SGID permission on the containing directory. By default, files take on the creator's group ID.</text:span></text:p>
            <text:p text:style-name="P226"><text:span text:style-name="T95"/></text:p>
            <text:p text:style-name="P237"><text:span text:style-name="T2">Q: </text:span><text:span text:style-name="T20">User creates a files in a shared directory, the files takes on the directory's group ID, when they should take on the user's group ID.</text:span></text:p>
            <text:p text:style-name="P253"><text:span text:style-name="T95">A: Files inherit the directory's group ID. Use chmod to remove the SGID permission.</text:span></text:p>
            <text:p text:style-name="P268"/>
            <text:p text:style-name="P268"/>
            <text:p text:style-name="P268"/>
            <text:p text:style-name="P256"><text:span text:style-name="T2"/></text:p>
            <text:p text:style-name="P256"><text:span text:style-name="T2"/></text:p>
            <text:p text:style-name="P242"><text:span text:style-name="T24"/></text:p>
            <text:p text:style-name="P242"><text:span text:style-name="T24"/></text:p>
            <text:p text:style-name="P242"><text:span text:style-name="T24"/></text:p>
            <text:p text:style-name="P242"><text:span text:style-name="T24"/></text:p>
            <text:p text:style-name="P197"/>
            <text:p text:style-name="P145"/>
            <text:p text:style-name="P145"/>
            <text:p text:style-name="P145"/>
            <text:p text:style-name="P85"/>
            <text:p text:style-name="P143"/>
            <text:p text:style-name="P143"/>
            <text:p text:style-name="P142"/>
            <text:p text:style-name="P141"/>
            <text:p text:style-name="P141"><text:soft-page-break/></text:p>
            <text:p text:style-name="P138"/>
            <text:p text:style-name="P138"/>
            <text:p text:style-name="P64"/>
          </table:table-cell>
          <table:table-cell table:style-name="Table1.A1" office:value-type="string">
            <text:p text:style-name="P30">* Default configuration file</text:p>
            <text:p text:style-name="P54"><text:s text:c="6"/>/etc/my.cnf</text:p>
            <text:p text:style-name="P54"/>
            <text:p text:style-name="P19">FIREWALL</text:p>
            <text:p text:style-name="P22">====================</text:p>
            <text:p text:style-name="P31">* Status</text:p>
            <text:p text:style-name="P55">$ sudo ufw status</text:p>
            <text:p text:style-name="P55"/>
            <text:p text:style-name="P31">* Enable firewall</text:p>
            <text:p text:style-name="P55">$ sudo ufw enable</text:p>
            <text:p text:style-name="P55"/>
            <text:p text:style-name="P31">* Disable firewall</text:p>
            <text:p text:style-name="P55">$ sudo ufw disable</text:p>
            <text:p text:style-name="P55"/>
            <text:p text:style-name="P31">* List current status</text:p>
            <text:p text:style-name="P55">$ sudo ufw app list</text:p>
            <text:p text:style-name="P55"/>
            <text:p text:style-name="P31">* Sample service enabler</text:p>
            <text:p text:style-name="P55">$ sudo ufw 'Apache'</text:p>
            <text:p text:style-name="P55"/>
            <text:p text:style-name="P20">WEBSITE SERVER<text:span text:style-name="T53"> INSTALL </text:span></text:p>
            <text:p text:style-name="P32">====================</text:p>
            <text:p text:style-name="P36"><text:span text:style-name="T54">* </text:span>Check <text:span text:style-name="T53">if</text:span> <text:span text:style-name="T53">A</text:span>pache2<text:span text:style-name="T53"> is already installed.</text:span></text:p>
            <text:p text:style-name="P56">$ ps -ef | grep -Ei '(apache|httpd)' | grep -v grep</text:p>
            <text:p text:style-name="P56"/>
            <text:p text:style-name="P36">* <text:span text:style-name="T53">Get </text:span>Apache2</text:p>
            <text:p text:style-name="P56">$ sudo apt update</text:p>
            <text:p text:style-name="P56">$ sudo apt install apache2</text:p>
            <text:p text:style-name="P56"/>
            <text:p text:style-name="P36">* <text:span text:style-name="T54">Know</text:span> the server IP address</text:p>
            <text:p text:style-name="P57">$ hostname -I</text:p>
            <text:p text:style-name="P57"/>
            <text:p text:style-name="P34">* Test the initial setup from a client browser.</text:p>
            <text:p text:style-name="P57">http://HostIpAddress</text:p>
            <text:p text:style-name="P57"/>
            <text:p text:style-name="P35">* Stop the Apache2 service</text:p>
            <text:p text:style-name="P58">$ sudo systemctl stop apache2</text:p>
            <text:p text:style-name="P58"/>
            <text:p text:style-name="P35">* Start Apache2 when it is stopped</text:p>
            <text:p text:style-name="P58">$ sudo systemctl start apache2</text:p>
            <text:p text:style-name="P58"/>
            <text:p text:style-name="P35">* To stop and start the Apache2 (dropping connections!)</text:p>
            <text:p text:style-name="P58">$ sudo systemctl restart apache2</text:p>
            <text:p text:style-name="P58"/>
            <text:p text:style-name="P35">* To reload Apache2 - NO connection dropping</text:p>
            <text:p text:style-name="P58">$ sudo systemctl reload apache2</text:p>
            <text:p text:style-name="P58"/>
            <text:p text:style-name="P58"/>
            <text:p text:style-name="P216"><text:soft-page-break/>* Invoke visudo with no arguments:</text:p>
            <text:p text:style-name="P140">$ visudo</text:p>
            <text:p text:style-name="P45"/>
            <text:p text:style-name="P45">* Add to the /etc/sudoers file, to grant the user superuser privileges:</text:p>
            <text:p text:style-name="P65">userName ALL=(ALL) ALL</text:p>
            <text:p text:style-name="P66"/>
            <text:p text:style-name="P43">* Grant access to the user without password:</text:p>
            <text:p text:style-name="P66">userName ALL=(ALL) NOPASSWD:</text:p>
            <text:p text:style-name="P66"/>
            <text:p text:style-name="P43">* Allow a user to execute a privileged command @ /etc/sudoers:</text:p>
            <text:p text:style-name="P66">userName ALL=(ALL) <text:s/>/path/to/command</text:p>
            <text:p text:style-name="P66"/>
            <text:p text:style-name="P43">* Allow no password privileges:</text:p>
            <text:p text:style-name="P66">userName ALL=(ALL) NOPASSWD: <text:s/>/path/to.command</text:p>
            <text:p text:style-name="P66"/>
            <text:p text:style-name="P74"><text:span text:style-name="T21">* Run command </text:span><text:span text:style-name="T22">with</text:span><text:span text:style-name="T21"> superuser privileges, after login in with new privileges:</text:span></text:p>
            <text:p text:style-name="P66">$ sudo {command}</text:p>
            <text:p text:style-name="P66"/>
            <text:p text:style-name="P27">CREATE, MODIFY, &amp; DELETE USERS</text:p>
            <text:p text:style-name="P67">=====================</text:p>
            <text:p text:style-name="P47">* <text:span text:style-name="T75">User </text:span>account<text:span text:style-name="T75">s are</text:span> stored</text:p>
            <text:p text:style-name="P47">in the /etc/passwd file.</text:p>
            <text:p text:style-name="P68"/>
            <text:p text:style-name="P68"><text:span text:style-name="T1">* /etc/skel </text:span>contains the default for the home creation.</text:p>
            <text:p text:style-name="P68"/>
            <text:p text:style-name="P50">* Sets the full name field for a user:</text:p>
            <text:p text:style-name="P69">$ useradd -c "Pablo Neruda" <text:s/>userName</text:p>
            <text:p text:style-name="P69"/>
            <text:p text:style-name="P72"><text:span text:style-name="T8">* Set the account expiration date </text:span><text:span text:style-name="T9">for a new account:</text:span></text:p>
            <text:p text:style-name="P69">$ useradd -e 2019/12/31 userName</text:p>
            <text:p text:style-name="P69"/>
            <text:p text:style-name="P46"><text:span text:style-name="T74">* </text:span>Change the expiration date for a user:</text:p>
            <text:p text:style-name="P70">$ sudo chage <text:s/>-E 2020/1/31</text:p>
            <text:p text:style-name="P71"/>
            <text:p text:style-name="P48">* Create home directory with useradd:</text:p>
            <text:p text:style-name="P71">$ sudo useradd grace -m</text:p>
            <text:p text:style-name="P71"/>
            <text:p text:style-name="P167"/>
            <text:p text:style-name="P71"/>
            <text:p text:style-name="P71"/>
            <text:p text:style-name="P71"/>
            <text:p text:style-name="P257"><text:soft-page-break/><text:span text:style-name="T10">*</text:span><text:span text:style-name="T2"> </text:span><text:span text:style-name="T11">PERMISSIONS DEFAULT</text:span><text:span text:style-name="T2">:</text:span></text:p>
            <text:p text:style-name="P261">$ umask </text:p>
            <text:p text:style-name="P218"><text:span text:style-name="T89"/></text:p>
            <text:p text:style-name="P218"><text:span text:style-name="T89">* Change OWNERSHIP <text:s/>&amp; GROUP</text:span></text:p>
            <text:p text:style-name="P260">$ chown userName:groupName fileName <text:span text:style-name="T96"><text:s/>or </text:span>directoryName</text:p>
            <text:p text:style-name="P260"/>
            <text:p text:style-name="P198">* Change OWNERSHIP thru a directory structure (recursively).</text:p>
            <text:p text:style-name="P148">$ chown -R userName:groupName fileName or directoryName</text:p>
            <text:p text:style-name="P71"/>
            <text:p text:style-name="P199">* Change GROUP OWNERSHIP</text:p>
            <text:p text:style-name="P149">$ chgrp <text:span text:style-name="T100">[</text:span>group<text:span text:style-name="T100">] [</text:span>file<text:span text:style-name="T100"> </text:span>or directory<text:span text:style-name="T100">]</text:span></text:p>
            <text:p text:style-name="P149"/>
            <text:p text:style-name="P229"><text:span text:style-name="T90">*</text:span><text:span text:style-name="T91"> Change OWNERSHIP but NOT GROUP of file/directory</text:span></text:p>
            <text:p text:style-name="P259">$ chown userName fileName or directoryName</text:p>
            <text:p text:style-name="P259"/>
            <text:p text:style-name="P200">* Change SET USER ID (SUID)<text:span text:style-name="T97"> in symbolic mode</text:span></text:p>
            <text:p text:style-name="P150">$ chmod u+s <text:span text:style-name="T100">[directory]</text:span></text:p>
            <text:p text:style-name="P150"/>
            <text:p text:style-name="P274"><text:span text:style-name="T27">* Change SET USER ID (SUID)</text:span><text:span text:style-name="T28"> in absolute mode</text:span></text:p>
            <text:p text:style-name="P151">$ chmod <text:span text:style-name="T97">2### [directory]</text:span></text:p>
            <text:p text:style-name="P151"/>
            <text:p text:style-name="P201">* Change SET GROUP ID (SGID)<text:span text:style-name="T98"> in symbolic mode</text:span></text:p>
            <text:p text:style-name="P152">$ chmod <text:span text:style-name="T98">g+s [directory]</text:span></text:p>
            <text:p text:style-name="P152"/>
            <text:p text:style-name="P200">* Change SET GROUP ID (SGID)<text:span text:style-name="T98"> in absoute mode</text:span></text:p>
            <text:p text:style-name="P272"><text:span text:style-name="T34">$ chmod 4</text:span><text:span text:style-name="T35">### </text:span><text:span text:style-name="T38">[</text:span><text:span text:style-name="T36">directory</text:span><text:span text:style-name="T38">]</text:span></text:p>
            <text:p text:style-name="P272"><text:span text:style-name="T34"/></text:p>
            <text:p text:style-name="P231"><text:span text:style-name="T12">*</text:span><text:span text:style-name="T2"> Change STICKYBIT "</text:span><text:span text:style-name="T13">1</text:span><text:span text:style-name="T2">" initial digit for ownership protection for a file or directory</text:span><text:span text:style-name="T13">. Symbolic:</text:span></text:p>
            <text:p text:style-name="P275"><text:span text:style-name="T34">$ chmod </text:span><text:span text:style-name="T37">+t </text:span><text:span text:style-name="T38">[directory]</text:span></text:p>
            <text:p text:style-name="P273"><text:span text:style-name="T34"/></text:p>
            <text:p text:style-name="P275"><text:span text:style-name="T27">*</text:span><text:span text:style-name="T28"> Change STICKYBIT "</text:span><text:span text:style-name="T29">1</text:span><text:span text:style-name="T28">" initial digit for ownership protection for a file or directory</text:span><text:span text:style-name="T29">. Absolute:</text:span></text:p>
            <text:p text:style-name="P273"><text:span text:style-name="T34">$ chmod </text:span><text:span text:style-name="T37">1### </text:span><text:span text:style-name="T39">[</text:span><text:span text:style-name="T37">directory</text:span><text:span text:style-name="T39">}</text:span></text:p>
            <text:p text:style-name="P273"><text:span text:style-name="T34"/></text:p>
            <text:p text:style-name="P232"><text:span text:style-name="T12">*</text:span><text:span text:style-name="T2"> List </text:span><text:span text:style-name="T14">RECURSIVELY </text:span><text:span text:style-name="T2"><text:s/>ATTRIBUTES </text:span><text:span text:style-name="T15">of </text:span><text:span text:style-name="T16">SUB</text:span><text:span text:style-name="T15">DIR &amp; FILES</text:span></text:p>
            <text:p text:style-name="P153">$ lsattr <text:span text:style-name="T99">-R [directory]</text:span></text:p>
            <text:p text:style-name="P153"/>
            <text:p text:style-name="P154"/>
            <text:p text:style-name="P154"/>
            <text:p text:style-name="P213"><text:soft-page-break/></text:p>
            <text:p text:style-name="P213"/>
            <text:p text:style-name="P213"/>
            <text:p text:style-name="P213"/>
            <text:p text:style-name="P213"/>
            <text:p text:style-name="P213"/>
            <text:p text:style-name="P213"/>
            <text:p text:style-name="P213"/>
            <text:p text:style-name="P213"/>
            <text:p text:style-name="P213"/>
            <text:p text:style-name="P248"><text:span text:style-name="T42"/></text:p>
            <text:p text:style-name="P277"><text:span text:style-name="T32"/></text:p>
            <text:p text:style-name="P250"><text:span text:style-name="T40"/></text:p>
            <text:p text:style-name="P225"><text:span text:style-name="T45"/></text:p>
            <text:p text:style-name="P279"><text:span text:style-name="T32"/></text:p>
            <text:p text:style-name="P279"><text:span text:style-name="T32"/></text:p>
            <text:p text:style-name="P165"/>
            <text:p text:style-name="P150"/>
            <text:p text:style-name="P150"/>
            <text:p text:style-name="P68"/>
            <text:p text:style-name="P57"/>
            <text:p text:style-name="P52"/>
            <text:p text:style-name="P52"/>
            <text:p text:style-name="P52"/>
          </table:table-cell>
          <table:table-cell table:style-name="Table1.A1" office:value-type="string">
            <text:p text:style-name="P230"><text:span text:style-name="T3">* </text:span><text:span text:style-name="T2">Prevent Apache</text:span><text:span text:style-name="T3">2 </text:span><text:span text:style-name="T2">from loading on reboot</text:span></text:p>
            <text:p text:style-name="P125">$ sudo systemctl disable apache2</text:p>
            <text:p text:style-name="P127"/>
            <text:p text:style-name="P230"><text:span text:style-name="T3">* S</text:span><text:span text:style-name="T2">et up Apache to start automatically on </text:span><text:span text:style-name="T4">boot</text:span></text:p>
            <text:p text:style-name="P126">$ sudo systemctl enable apache2</text:p>
            <text:p text:style-name="P184"/>
            <text:p text:style-name="P94">VIRTUAL </text:p>
            <text:p text:style-name="P94">WEBSERVERS</text:p>
            <text:p text:style-name="P95">====================</text:p>
            <text:p text:style-name="P184">* Make directories for virtual servers</text:p>
            <text:p text:style-name="P128">$ $ sudo mkdir /var/www/john-test.lan</text:p>
            <text:p text:style-name="P128"/>
            <text:p text:style-name="P184">Take ownership of the directories</text:p>
            <text:p text:style-name="P128">$ sudo chown -R $USER:$USER /var/www/john-test.lan</text:p>
            <text:p text:style-name="P128"/>
            <text:p text:style-name="P221"><text:span text:style-name="T50">* </text:span><text:span text:style-name="T49">Give 755 permission to the </text:span><text:span text:style-name="T50">virtual </text:span><text:span text:style-name="T49">root directories</text:span></text:p>
            <text:p text:style-name="P128">$ sudo chmod -R 755 /var/www/john-test.lan</text:p>
            <text:p text:style-name="P128"/>
            <text:p text:style-name="P221"><text:span text:style-name="T50">* </text:span><text:span text:style-name="T49">Create </text:span><text:span text:style-name="T50">own dummy </text:span><text:span text:style-name="T49">starting pages for your virtual webserver</text:span></text:p>
            <text:p text:style-name="P223"><text:span text:style-name="T46">$</text:span><text:span text:style-name="T47"> sudo</text:span><text:span text:style-name="T46"> nano /var/www/john-test.lan/index.html</text:span></text:p>
            <text:p text:style-name="P128"/>
            <text:p text:style-name="P221"><text:span text:style-name="T51">* </text:span><text:span text:style-name="T49">Make a copy of the default configuration file - one per each virtual webserver.</text:span></text:p>
            <text:p text:style-name="P129">$ sudo cp /etc/apache2/sites-available/000-default.conf /etc/apache2/sites-available</text:p>
            <text:p text:style-name="P129"><text:s/>/john-test.lan.conf</text:p>
            <text:p text:style-name="P129"/>
            <text:p text:style-name="P185">* Edit the new configuration file </text:p>
            <text:p text:style-name="P129">$ sudo nano /etc/apache2/sites-available/</text:p>
            <text:p text:style-name="P129">john-test.lan.conf</text:p>
            <text:p text:style-name="P129"/>
            <text:p text:style-name="P96">NFS v 4 SERVER </text:p>
            <text:p text:style-name="P96">INSTALL ATION &amp; CONFIGURATION</text:p>
            <text:p text:style-name="P176">====================</text:p>
            <text:p text:style-name="P173">* Install Network File System (NFS) </text:p>
            <text:p text:style-name="P112">$ sudo apt update</text:p>
            <text:p text:style-name="P112">$ sudo apt-get install nfs-Kernel-server</text:p>
            <text:p text:style-name="P112"/>
            <text:p text:style-name="P112"/>
            <text:p text:style-name="P217"><text:soft-page-break/>* List current defined users:</text:p>
            <text:p text:style-name="P169">$ sudo cat /etc/passwd</text:p>
            <text:p text:style-name="P128"/>
            <text:p text:style-name="P186">* View the default setup for all users:</text:p>
            <text:p text:style-name="P130">$ sudo useradd -D</text:p>
            <text:p text:style-name="P130"/>
            <text:p text:style-name="P187">* Reset user password:</text:p>
            <text:p text:style-name="P108">$ passwd userName </text:p>
            <text:p text:style-name="P108"/>
            <text:p text:style-name="P187">* To verify status of user password:</text:p>
            <text:p text:style-name="P108">sudo passwd john -S</text:p>
            <text:p text:style-name="P108"/>
            <text:p text:style-name="P188">* Set a user account expiration date and time</text:p>
            <text:p text:style-name="P131">$ chage -E 2022/12/31 userName</text:p>
            <text:p text:style-name="P131"/>
            <text:p text:style-name="P188">* List a user password aging:</text:p>
            <text:p text:style-name="P131">$ chage -l userName</text:p>
            <text:p text:style-name="P131"/>
            <text:p text:style-name="P188">* Set max days for password change:</text:p>
            <text:p text:style-name="P131">$ chage -M 90 userName</text:p>
            <text:p text:style-name="P131"/>
            <text:p text:style-name="P188">* Set min days for password change:</text:p>
            <text:p text:style-name="P131">$ chage -m 1 userName</text:p>
            <text:p text:style-name="P131"/>
            <text:p text:style-name="P189">* Set # of warning days for user password change:</text:p>
            <text:p text:style-name="P132">$ chage -W 5 userName</text:p>
            <text:p text:style-name="P132"/>
            <text:p text:style-name="P190">* Addition to the /etc/sudoers file to enable user:</text:p>
            <text:p text:style-name="P133">%editors ALL = sudoedit /path/to.file</text:p>
            <text:p text:style-name="P133"/>
            <text:p text:style-name="P190">* Nature of the /etc/shadow file</text:p>
            <text:p text:style-name="P83">--&gt; It contains the cryptographic value of the user password</text:p>
            <text:p text:style-name="P133"/>
            <text:p text:style-name="P190">* Lock USER ACCOUNT </text:p>
            <text:p text:style-name="P133">$ paswd -l userName</text:p>
            <text:p text:style-name="P133">$ usermod -L userName</text:p>
            <text:p text:style-name="P133"/>
            <text:p text:style-name="P190">* Unlock USER ACCOUNT</text:p>
            <text:p text:style-name="P133">$ passwd -u userName</text:p>
            <text:p text:style-name="P133">$ usermod -U userName</text:p>
            <text:p text:style-name="P133"/>
            <text:p text:style-name="P133"><text:span text:style-name="T1">* Delete USER ACCOUNT </text:span>but keep home directory:</text:p>
            <text:p text:style-name="P133">$ usserdel userName</text:p>
            <text:p text:style-name="P133"/>
            <text:p text:style-name="P103"/>
            <text:p text:style-name="P103"/>
            <text:p text:style-name="P204"><text:soft-page-break/>* List ATTRIBUTES of all files in DIRECTORY</text:p>
            <text:p text:style-name="P156">$ lsattr -a <text:span text:style-name="T101"><text:s/>[</text:span>directory<text:span text:style-name="T101">]</text:span></text:p>
            <text:p text:style-name="P156"/>
            <text:p text:style-name="P204">* List ATTRIBUTES of DIRECTORIES like files</text:p>
            <text:p text:style-name="P156">$ lsattr -d <text:span text:style-name="T101">[</text:span>directory<text:span text:style-name="T101">]</text:span></text:p>
            <text:p text:style-name="P203"/>
            <text:p text:style-name="P203">* List VERSION NUMBER of the filename</text:p>
            <text:p text:style-name="P155">$ lsattr <text:span text:style-name="T101">[</text:span>file<text:span text:style-name="T101">]</text:span></text:p>
            <text:p text:style-name="P121"/>
            <text:p text:style-name="P205">* Change ATTRIBUTES RECURSIVELY </text:p>
            <text:p text:style-name="P157">$ chattr -R -v <text:s/>+- [letter attribute] <text:span text:style-name="T101">[</text:span>file or dir<text:span text:style-name="T101">ectory]</text:span></text:p>
            <text:p text:style-name="P157"/>
            <text:p text:style-name="P276"><text:span text:style-name="T30">* Get E</text:span><text:span text:style-name="T31">XPLANATION </text:span><text:span text:style-name="T30">of ATTIRBUTES</text:span></text:p>
            <text:p text:style-name="P157">$ man chattr</text:p>
            <text:p text:style-name="P157"/>
            <text:p text:style-name="P99"><text:span text:style-name="T100">MANAGE </text:span>ACCESS CONTROL LISTS (ACL's)</text:p>
            <text:p text:style-name="P206">====================</text:p>
            <text:p text:style-name="P207">* <text:span text:style-name="T102">VIEW </text:span>acl's of files <text:span text:style-name="T102">or</text:span> directories</text:p>
            <text:p text:style-name="P159">$ getfactl <text:span text:style-name="T100">[file or directory]</text:span></text:p>
            <text:p text:style-name="P159"/>
            <text:p text:style-name="P234"><text:span text:style-name="T17">* SET acl for a specified U</text:span><text:span text:style-name="T18">SER</text:span><text:span text:style-name="T17"> o</text:span><text:span text:style-name="T18">n a file or </text:span><text:span text:style-name="T17">directrory</text:span></text:p>
            <text:p text:style-name="P160">$ setfacl -m u:<text:span text:style-name="T101">[</text:span>user<text:span text:style-name="T101">]</text:span>:<text:span text:style-name="T101">[</text:span>+ or - permission r,w,x] [file <text:span text:style-name="T101">or </text:span>directory]</text:p>
            <text:p text:style-name="P160"/>
            <text:p text:style-name="P233"><text:span text:style-name="T17">* SET acl for a specified </text:span><text:span text:style-name="T18">GROUP</text:span><text:span text:style-name="T17"> o</text:span><text:span text:style-name="T18">n a file or </text:span><text:span text:style-name="T17">directrory</text:span></text:p>
            <text:p text:style-name="P161">$ setfacl -m u:<text:span text:style-name="T101">[group]</text:span>:<text:span text:style-name="T101">[</text:span>+ or - permission r,w,x] [file <text:span text:style-name="T101">or </text:span>directory]</text:p>
            <text:p text:style-name="P161"/>
            <text:p text:style-name="P208">* Inherit ALL PERMISSIONS for the newly created content in a </text:p>
            <text:p text:style-name="P208">specific directory</text:p>
            <text:p text:style-name="P162">$ setfacl -x [u or g]:[user or group] [file or directory]</text:p>
            <text:p text:style-name="P162"/>
            <text:p text:style-name="P100">TROUBLESHOOTING PERMISSIONS</text:p>
            <text:p text:style-name="P209">====================</text:p>
            <text:p text:style-name="P210"><text:span text:style-name="T103">Q: </text:span>OWNER of a text file is denied <text:span text:style-name="T103">viewing?</text:span></text:p>
            <text:p text:style-name="P86">A: Use chmod to grant read privileges to the owner context.</text:p>
            <text:p text:style-name="P86"/>
            <text:p text:style-name="P86"/>
            <text:p text:style-name="P164"/>
            <text:p text:style-name="P164"/>
            <text:p text:style-name="P164"/>
            <text:p text:style-name="P163"/>
            <text:p text:style-name="P161"><text:soft-page-break/></text:p>
            <text:p text:style-name="P160"/>
            <text:p text:style-name="P160"/>
            <text:p text:style-name="P160"/>
            <text:p text:style-name="P160"/>
            <text:p text:style-name="P160"/>
            <text:p text:style-name="P160"/>
            <text:p text:style-name="P160"/>
            <text:p text:style-name="P159"/>
            <text:p text:style-name="P158"/>
            <text:p text:style-name="P157"/>
            <text:p text:style-name="P157"/>
            <text:p text:style-name="P120"/>
            <text:p text:style-name="P120"/>
            <text:p text:style-name="P120"/>
            <text:p text:style-name="P108"/>
            <text:p text:style-name="P108"/>
          </table:table-cell>
          <table:table-cell table:style-name="Table1.D1" office:value-type="string">
            <text:p text:style-name="P172"><text:span text:style-name="T104">* </text:span>Configure to start automatically on boot</text:p>
            <text:p text:style-name="P80">-- Check your system service manager</text:p>
            <text:p text:style-name="P110">$ ps --pid I</text:p>
            <text:p text:style-name="P110"/>
            <text:p text:style-name="P172"><text:span text:style-name="T104">* </text:span>Enable SYSTEMD based</text:p>
            <text:p text:style-name="P110">$ systemctl enable nfs-kernel-server</text:p>
            <text:p text:style-name="P219"/>
            <text:p text:style-name="P220">* Disable SYSTEMD NFS</text:p>
            <text:p text:style-name="P222">$ <text:span text:style-name="T48">systemctl </text:span><text:span text:style-name="T46">disable </text:span><text:span text:style-name="T48">nfs-kernel-server</text:span></text:p>
            <text:p text:style-name="P111"/>
            <text:p text:style-name="P222"><text:span text:style-name="T48">*</text:span><text:span text:style-name="T46"> </text:span><text:span text:style-name="T52">Enable SYSVINIT based</text:span></text:p>
            <text:p text:style-name="P113">$ chkconfig --level AB nfs-kernel-server on</text:p>
            <text:p text:style-name="P113"/>
            <text:p text:style-name="P113">* <text:span text:style-name="T1">Disable SYSVINIT based</text:span></text:p>
            <text:p text:style-name="P113">$ chkconfig --level AB nfs-kernel-server off</text:p>
            <text:p text:style-name="P113"/>
            <text:p text:style-name="P101">CONFIGURE NFS SERVER</text:p>
            <text:p text:style-name="P175">====================</text:p>
            <text:p text:style-name="P174">* Create folder to be shared on the server</text:p>
            <text:p text:style-name="P109">$ $ sudo mkdir -p /mnt/sharedfolder</text:p>
            <text:p text:style-name="P109"/>
            <text:p text:style-name="P174">* Give everybody access to the shared folder</text:p>
            <text:p text:style-name="P109">$ sudo chown nobody:nogroup /mnt/sharedfolder</text:p>
            <text:p text:style-name="P109"/>
            <text:p text:style-name="P174">* Allow users to <text:s/>read/write/execute (777 octal )</text:p>
            <text:p text:style-name="P109">$ sudo chmod 777 /mnt/sharedfolder</text:p>
            <text:p text:style-name="P109"/>
            <text:p text:style-name="P228"><text:span text:style-name="T6">* </text:span><text:span text:style-name="T5">Assign server access to client(s) through NFS export file via /etc/exports configuration file</text:span><text:span text:style-name="T7"> (See APPENDIX #______)</text:span></text:p>
            <text:p text:style-name="P114">$ sudo nano /etc/exports</text:p>
            <text:p text:style-name="P109"/>
            <text:p text:style-name="P177">* Check the status of your Ubuntu firewall</text:p>
            <text:p text:style-name="P109">$ sudo ufw status</text:p>
            <text:p text:style-name="P109"/>
            <text:p text:style-name="P178">* Verify which ports are listening in your server</text:p>
            <text:p text:style-name="P239"><text:span text:style-name="T67">$ </text:span><text:span text:style-name="Source_20_Text"><text:span text:style-name="T57">sudo netstat -ntlp | grep LISTEN</text:span></text:span></text:p>
            <text:p text:style-name="P239"><text:span text:style-name="Source_20_Text"><text:span text:style-name="T57"/></text:span></text:p>
            <text:p text:style-name="P115"><text:span text:style-name="Source_20_Text"><text:span text:style-name="T60"/></text:span></text:p>
            <text:p text:style-name="P116"/>
            <text:p text:style-name="P115"/>
            <text:p text:style-name="P180"><text:soft-page-break/>* Delete USER ACCOUNT and home directory</text:p>
            <text:p text:style-name="P105">$ userdel -r userName</text:p>
            <text:p text:style-name="P117"/>
            <text:p text:style-name="P92">GROUPS MANAGEMENT</text:p>
            <text:p text:style-name="P118">=====================</text:p>
            <text:p text:style-name="P179">*<text:span text:style-name="T78"> CONFIGURATION FILE for groups thru groupadd</text:span></text:p>
            <text:p text:style-name="P79">/etc/group</text:p>
            <text:p text:style-name="P81"/>
            <text:p text:style-name="P181">* Add a new group with group ID# and name</text:p>
            <text:p text:style-name="P122">$ groupadd -g 1234 sales</text:p>
            <text:p text:style-name="P122"/>
            <text:p text:style-name="P181">* Exit with a success status if the group exists</text:p>
            <text:p text:style-name="P122">$ groupadd -f <text:span text:style-name="T79">groupName</text:span></text:p>
            <text:p text:style-name="P122"/>
            <text:p text:style-name="P181">* Allow new group with non-unique ID#</text:p>
            <text:p text:style-name="P227"><text:span text:style-name="T43">$ groupadd -o -g 3344 g</text:span><text:span text:style-name="T44">roupName</text:span></text:p>
            <text:p text:style-name="P122"/>
            <text:p text:style-name="P182">* Rename GROUP</text:p>
            <text:p text:style-name="P123">$ group<text:span text:style-name="T81">mod</text:span> -n newName oldName</text:p>
            <text:p text:style-name="P123"/>
            <text:p text:style-name="P182">* Change GROUP ID#</text:p>
            <text:p text:style-name="P123">$ group<text:span text:style-name="T81">mod </text:span>-g 1122 groupName</text:p>
            <text:p text:style-name="P123"/>
            <text:p text:style-name="P240"><text:span text:style-name="T23">* ADD USER &amp; APPENDING to existing</text:span><text:span text:style-name="T33"> group </text:span></text:p>
            <text:p text:style-name="P124">$ usermod -aG groupName userName</text:p>
            <text:p text:style-name="P82"/>
            <text:p text:style-name="P183">* ADD USER &amp; REMOVING IT from existing groups:</text:p>
            <text:p text:style-name="P124">$ usermod -G groupName userName</text:p>
            <text:p text:style-name="P124"/>
            <text:p text:style-name="P170">* GROUP RENAME </text:p>
            <text:p text:style-name="P102">$ groupmod =n newName currentName</text:p>
            <text:p text:style-name="P102"/>
            <text:p text:style-name="P170">+ GROUP DELETE </text:p>
            <text:p text:style-name="P102">$ groupdel groupName</text:p>
            <text:p text:style-name="P102"/>
            <text:p text:style-name="P91">ACCOUNT QUERYING</text:p>
            <text:p text:style-name="P102">=====================</text:p>
            <text:p text:style-name="P170">* USER Discovery</text:p>
            <text:p text:style-name="P102">$ whoami</text:p>
            <text:p text:style-name="P102"/>
            <text:p text:style-name="P170">* USER LOGGED time <text:span text:style-name="T80">o</text:span>n the system</text:p>
            <text:p text:style-name="P102">$ who -u</text:p>
            <text:p text:style-name="P102"/>
            <text:p text:style-name="P134"/>
            <text:p text:style-name="P191"/>
            <text:p text:style-name="P135"/>
            <text:p text:style-name="P212"><text:soft-page-break/>Q: User is denied permission to remove a </text:p>
            <text:p text:style-name="P78">directory, but has write permissions?</text:p>
            <text:p text:style-name="P87">A: User needs write and execute permission to modify directory</text:p>
            <text:p text:style-name="P135"/>
            <text:p text:style-name="P212">Q: User is denied permission to remove a file, but has permission on it?</text:p>
            <text:p text:style-name="P245"><text:span text:style-name="T93">A: Add write permission on the containing directory.</text:span></text:p>
            <text:p text:style-name="P259"/>
            <text:p text:style-name="P263">Q: User is denied pemission to create files, but has write <text:s/>&amp; execute permissions?</text:p>
            <text:p text:style-name="P267">A: Use chattr to remove immutable flag from directory</text:p>
            <text:p text:style-name="P267"/>
            <text:p text:style-name="P265">Q: Root is denied permission to modify a file</text:p>
            <text:p text:style-name="P269">A: Use chattr to remove the immutable flag.</text:p>
            <text:p text:style-name="P269"/>
            <text:p text:style-name="P265">Q: All users can list the content of a directory, but need to resetrict to owner, group members?</text:p>
            <text:p text:style-name="P269">A: Remove permisson from OTHERS and add service account to directory's ACL.</text:p>
            <text:p text:style-name="P269"/>
            <text:p text:style-name="P265">Q: A user is unable to execute own script?</text:p>
            <text:p text:style-name="P269">A: Execute permission is NOT automatically set for new files.</text:p>
            <text:p text:style-name="P269"/>
            <text:p text:style-name="P271">Q: User can execute script but is unable to modify it?</text:p>
            <text:p text:style-name="P269">A: Use chmod to add write permission to the script.</text:p>
            <text:p text:style-name="P269"/>
            <text:p text:style-name="P265">Q: User is denied permission to execute the script in spite of explicit execute permission granted?</text:p>
            <text:p text:style-name="P269">A: Additionally user needs READ permission to execute the script.</text:p>
            <text:p text:style-name="P106"/>
            <text:p text:style-name="P245"><text:span text:style-name="T92">Q: All users are able to DELETE a file, but they should only be able to WRITE?</text:span></text:p>
            <text:p text:style-name="P90"><text:span text:style-name="T89">A: Add the sticky bit permission to the container directory. Here only root or owner can delete the file.</text:span></text:p>
            <text:p text:style-name="P106"/>
            <text:p text:style-name="P102"><text:soft-page-break/></text:p>
            <text:p text:style-name="P102"/>
            <text:p text:style-name="P102"/>
            <text:p text:style-name="P102"/>
            <text:p text:style-name="P79"><text:s/></text:p>
            <text:p text:style-name="P104"/>
            <text:p text:style-name="P93"/>
            <text:p text:style-name="P93"/>
            <text:p text:style-name="P119"/>
            <text:p text:style-name="P117"/>
            <text:p text:style-name="P109"/>
            <text:p text:style-name="P10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officeooo:rsid="00bfbb84" officeooo:paragraph-rsid="00bfbb84" style:font-size-asian="8pt" style:font-size-complex="8pt"/>
    </style:style>
    <style:page-layout style:name="Mpm1">
      <style:page-layout-properties fo:page-width="8.5in" fo:page-height="11in" style:num-format="1" style:print-orientation="portrait" fo:margin-top="0.2335in" fo:margin-bottom="0.14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ster Linux COMPtia Certification Cheat Sheet <text:s text:c="7"/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1T19:55:19.955968440</meta:creation-date>
    <dc:date>2019-11-14T16:20:23.356377947</dc:date>
    <meta:editing-duration>PT9H37M30S</meta:editing-duration>
    <meta:editing-cycles>115</meta:editing-cycles>
    <meta:generator>LibreOffice/6.3.2.2$Linux_X86_64 LibreOffice_project/30$Build-2</meta:generator>
    <meta:document-statistic meta:table-count="1" meta:image-count="0" meta:object-count="0" meta:page-count="5" meta:paragraph-count="345" meta:word-count="2041" meta:character-count="12147" meta:non-whitespace-character-count="10377"/>
  </office:meta>
</office:document-meta>
</file>